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</style:style>
    <style:style style:name="T25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6" style:parent-style-name="Основнойшрифтабзаца" style:family="text">
      <style:text-properties fo:font-weight="bold" style:font-weight-asian="bold" style:font-weight-complex="bold" fo:color="#000000" fo:letter-spacing="0.0034in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40" style:parent-style-name="Основнойшрифтабзаца" style:family="text">
      <style:text-properties fo:color="#000000" style:font-size-complex="14pt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  <style:text-properties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 fo:text-indent="0in"/>
      <style:text-properties fo:color="#000000"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text-properties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indent="0in"/>
      <style:text-properties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52" style:parent-style-name="Основнойшрифтабзаца" style:family="text">
      <style:text-properties fo:color="#000000" style:font-size-complex="14pt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Заголовок2" style:family="paragraph">
      <style:paragraph-properties fo:break-before="page"/>
    </style:style>
    <style:style style:name="P58" style:parent-style-name="Textbody" style:family="paragraph">
      <style:text-properties fo:color="#000000"/>
    </style:style>
    <style:style style:name="T59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0" style:parent-style-name="Основнойшрифтабзаца" style:family="text">
      <style:text-properties style:language-asian="ru" style:country-asian="RU" style:language-complex="ar" style:country-complex="SA"/>
    </style:style>
    <style:style style:name="T61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62" style:parent-style-name="Standard" style:family="paragraph">
      <style:text-properties style:language-asian="ru" style:country-asian="RU" style:language-complex="ar" style:country-complex="SA"/>
    </style:style>
    <style:style style:name="P63" style:parent-style-name="Standard" style:family="paragraph">
      <style:text-properties style:language-asian="ru" style:country-asian="RU" style:language-complex="ar" style:country-complex="SA"/>
    </style:style>
    <style:style style:name="P64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65" style:parent-style-name="Standard" style:family="paragraph">
      <style:paragraph-properties fo:margin-left="0.7423in" fo:text-indent="0in">
        <style:tab-stops/>
      </style:paragraph-properties>
    </style:style>
    <style:style style:name="T66" style:parent-style-name="Основнойшрифтабзаца" style:family="text">
      <style:text-properties style:language-asian="ru" style:country-asian="RU" style:language-complex="ar" style:country-complex="SA"/>
    </style:style>
    <style:style style:name="P67" style:parent-style-name="Textbody" style:family="paragraph"/>
    <style:style style:name="P68" style:parent-style-name="Standard" style:family="paragraph">
      <style:paragraph-properties fo:margin-left="0.7423in" fo:text-indent="0in">
        <style:tab-stops/>
      </style:paragraph-properties>
    </style:style>
    <style:style style:name="T69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language-asian="ru" style:country-asian="RU" style:language-complex="ar" style:country-complex="SA"/>
    </style:style>
    <style:style style:name="T7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language-asian="ru" style:country-asian="RU" style:language-complex="ar" style:country-complex="SA"/>
    </style:style>
    <style:style style:name="P76" style:parent-style-name="Standard" style:family="paragraph">
      <style:paragraph-properties fo:margin-left="0.7423in" fo:text-indent="0in">
        <style:tab-stops/>
      </style:paragraph-properties>
    </style:style>
    <style:style style:name="T77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language-asian="ru" style:country-asian="RU" style:language-complex="ar" style:country-complex="SA"/>
    </style:style>
    <style:style style:name="P79" style:parent-style-name="Standard" style:family="paragraph">
      <style:paragraph-properties fo:margin-left="0.7423in" fo:text-indent="0in">
        <style:tab-stops/>
      </style:paragraph-properties>
    </style:style>
    <style:style style:name="T80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language-asian="ru" style:country-asian="RU" style:language-complex="ar" style:country-complex="SA"/>
    </style:style>
    <style:style style:name="P84" style:parent-style-name="Standard" style:family="paragraph">
      <style:paragraph-properties fo:margin-left="0.7423in" fo:text-indent="0in">
        <style:tab-stops/>
      </style:paragraph-properties>
    </style:style>
    <style:style style:name="T85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language-asian="ru" style:country-asian="RU" style:language-complex="ar" style:country-complex="SA"/>
    </style:style>
    <style:style style:name="T9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P97" style:parent-style-name="Standard" style:family="paragraph">
      <style:paragraph-properties fo:margin-left="0.7423in" fo:text-indent="0in">
        <style:tab-stops/>
      </style:paragraph-properties>
    </style:style>
    <style:style style:name="T98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language-asian="ru" style:country-asian="RU" style:language-complex="ar" style:country-complex="SA"/>
    </style:style>
    <style:style style:name="T10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language-asian="ru" style:country-asian="RU" style:language-complex="ar" style:country-complex="SA"/>
    </style:style>
    <style:style style:name="P111" style:parent-style-name="Standard" style:family="paragraph">
      <style:paragraph-properties fo:margin-left="0.7423in" fo:text-indent="0in">
        <style:tab-stops/>
      </style:paragraph-properties>
    </style:style>
    <style:style style:name="T112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language-asian="ru" style:country-asian="RU" style:language-complex="ar" style:country-complex="SA"/>
    </style:style>
    <style:style style:name="T12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language-asian="ru" style:country-asian="RU" style:language-complex="ar" style:country-complex="SA"/>
    </style:style>
    <style:style style:name="P122" style:parent-style-name="Standard" style:family="paragraph"/>
    <style:style style:name="T123" style:parent-style-name="Основнойшрифтабзаца" style:family="text">
      <style:text-properties style:language-asian="ru" style:country-asian="RU" style:language-complex="ar" style:country-complex="SA"/>
    </style:style>
    <style:style style:name="P124" style:parent-style-name="Standard" style:family="paragraph">
      <style:paragraph-properties fo:margin-left="0.7423in" fo:text-indent="0in">
        <style:tab-stops/>
      </style:paragraph-properties>
    </style:style>
    <style:style style:name="T125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language-asian="ru" style:country-asian="RU" style:language-complex="ar" style:country-complex="SA"/>
    </style:style>
    <style:style style:name="P135" style:parent-style-name="Standard" style:family="paragraph">
      <style:paragraph-properties fo:margin-left="0.7423in" fo:text-indent="0in">
        <style:tab-stops/>
      </style:paragraph-properties>
    </style:style>
    <style:style style:name="T136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language-asian="ru" style:country-asian="RU" style:language-complex="ar" style:country-complex="SA"/>
    </style:style>
    <style:style style:name="P138" style:parent-style-name="Standard" style:family="paragraph">
      <style:paragraph-properties fo:margin-left="0.7423in" fo:text-indent="0in">
        <style:tab-stops/>
      </style:paragraph-properties>
    </style:style>
    <style:style style:name="T139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language-asian="ru" style:country-asian="RU" style:language-complex="ar" style:country-complex="SA"/>
    </style:style>
    <style:style style:name="P141" style:parent-style-name="Standard" style:family="paragraph">
      <style:paragraph-properties fo:margin-left="0.7423in" fo:text-indent="0in">
        <style:tab-stops/>
      </style:paragraph-properties>
    </style:style>
    <style:style style:name="T142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language-asian="ru" style:country-asian="RU" style:language-complex="ar" style:country-complex="SA"/>
    </style:style>
    <style:style style:name="P146" style:parent-style-name="Standard" style:family="paragraph">
      <style:paragraph-properties fo:margin-left="0.7423in" fo:text-indent="0in">
        <style:tab-stops/>
      </style:paragraph-properties>
    </style:style>
    <style:style style:name="T147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language-asian="ru" style:country-asian="RU" style:language-complex="ar" style:country-complex="SA"/>
    </style:style>
    <style:style style:name="T15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language-asian="ru" style:country-asian="RU" style:language-complex="ar" style:country-complex="SA"/>
    </style:style>
    <style:style style:name="T15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60" style:parent-style-name="Standard" style:family="paragraph">
      <style:paragraph-properties fo:margin-left="0.7423in" fo:text-indent="0in">
        <style:tab-stops/>
      </style:paragraph-properties>
    </style:style>
    <style:style style:name="T161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language-asian="ru" style:country-asian="RU" style:language-complex="ar" style:country-complex="SA"/>
    </style:style>
    <style:style style:name="P172" style:parent-style-name="Standard" style:family="paragraph">
      <style:paragraph-properties fo:margin-left="0.7423in" fo:text-indent="0in">
        <style:tab-stops/>
      </style:paragraph-properties>
    </style:style>
    <style:style style:name="T173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8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language-asian="ru" style:country-asian="RU" style:language-complex="ar" style:country-complex="SA"/>
    </style:style>
    <style:style style:name="T18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language-asian="ru" style:country-asian="RU" style:language-complex="ar" style:country-complex="SA"/>
    </style:style>
    <style:style style:name="T18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language-asian="ru" style:country-asian="RU" style:language-complex="ar" style:country-complex="SA"/>
    </style:style>
    <style:style style:name="T18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language-asian="ru" style:country-asian="RU" style:language-complex="ar" style:country-complex="SA"/>
    </style:style>
    <style:style style:name="P190" style:parent-style-name="Standard" style:family="paragraph">
      <style:paragraph-properties fo:margin-left="0.7423in" fo:text-indent="0in">
        <style:tab-stops/>
      </style:paragraph-properties>
    </style:style>
    <style:style style:name="T191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language-asian="ru" style:country-asian="RU" style:language-complex="ar" style:country-complex="SA"/>
    </style:style>
    <style:style style:name="T20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language-asian="ru" style:country-asian="RU" style:language-complex="ar" style:country-complex="SA"/>
    </style:style>
    <style:style style:name="P207" style:parent-style-name="Standard" style:family="paragraph">
      <style:paragraph-properties fo:margin-left="0.7423in" fo:text-indent="0in">
        <style:tab-stops/>
      </style:paragraph-properties>
    </style:style>
    <style:style style:name="T208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language-asian="ru" style:country-asian="RU" style:language-complex="ar" style:country-complex="SA"/>
    </style:style>
    <style:style style:name="T21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language-asian="ru" style:country-asian="RU" style:language-complex="ar" style:country-complex="SA"/>
    </style:style>
    <style:style style:name="P219" style:parent-style-name="Standard" style:family="paragraph">
      <style:paragraph-properties fo:margin-left="0.7423in" fo:text-indent="0in">
        <style:tab-stops/>
      </style:paragraph-properties>
    </style:style>
    <style:style style:name="T220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22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23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language-asian="ru" style:country-asian="RU" style:language-complex="ar" style:country-complex="SA"/>
    </style:style>
    <style:style style:name="T23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language-asian="ru" style:country-asian="RU" style:language-complex="ar" style:country-complex="SA"/>
    </style:style>
    <style:style style:name="P233" style:parent-style-name="Standard" style:family="paragraph">
      <style:paragraph-properties fo:margin-left="0.7423in" fo:text-indent="0in">
        <style:tab-stops/>
      </style:paragraph-properties>
    </style:style>
    <style:style style:name="T234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Courier New" style:font-name-complex="Courier New" fo:language="en" fo:country="US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Courier New" style:font-name-complex="Courier New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language-asian="ru" style:country-asian="RU" style:language-complex="ar" style:country-complex="SA"/>
    </style:style>
    <style:style style:name="T24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language-asian="ru" style:country-asian="RU" style:language-complex="ar" style:country-complex="SA"/>
    </style:style>
    <style:style style:name="P246" style:parent-style-name="Standard" style:family="paragraph">
      <style:text-properties style:language-asian="ru" style:country-asian="RU" style:language-complex="ar" style:country-complex="SA"/>
    </style:style>
    <style:style style:name="P247" style:parent-style-name="Standard" style:family="paragraph">
      <style:text-properties style:language-asian="ru" style:country-asian="RU" style:language-complex="ar" style:country-complex="SA"/>
    </style:style>
    <style:style style:name="P248" style:parent-style-name="Standard" style:family="paragraph">
      <style:text-properties style:language-asian="ru" style:country-asian="RU" style:language-complex="ar" style:country-complex="SA"/>
    </style:style>
    <style:style style:name="P249" style:parent-style-name="Textbody" style:family="paragraph">
      <style:paragraph-properties fo:text-indent="0in"/>
    </style:style>
    <style:style style:name="P250" style:parent-style-name="Заголовок1" style:family="paragraph">
      <style:paragraph-properties fo:break-before="page"/>
    </style:style>
    <style:style style:name="P251" style:parent-style-name="Standard" style:family="paragraph">
      <style:text-properties fo:color="#CE181E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P25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5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5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5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5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6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6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6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6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6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6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6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6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6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6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7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7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7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7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7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7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7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7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7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7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8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8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8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8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8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8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8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8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8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8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9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9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9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9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9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9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9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9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9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29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0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0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0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0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0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0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0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07" style:parent-style-name="Standard" style:family="paragraph">
      <style:paragraph-properties fo:text-align="start"/>
      <style:text-properties style:font-name="Courier New" style:font-name-complex="Courier New" fo:font-size="11pt" style:font-size-asian="11pt" style:font-size-complex="11pt"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fo:language="en" fo:country="US"/>
    </style:style>
    <style:style style:name="P31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1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1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1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1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1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1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1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2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2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2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2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2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2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2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2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2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2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3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3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3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3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3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3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3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3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3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3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4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4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4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4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4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4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4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4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4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4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5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5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5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5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5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5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5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5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5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5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6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6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6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6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6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6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6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6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6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6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7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7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7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7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7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7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7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7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7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7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8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8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8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8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8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8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8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8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8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8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9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9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9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9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9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9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9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9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9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39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0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0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0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0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0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0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0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0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0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0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1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1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1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1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1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1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1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1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1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1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2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2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2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2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2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2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2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2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2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2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3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3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3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3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3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3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3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3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3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3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4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4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4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4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4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4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4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4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4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4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5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5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5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5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5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5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5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5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5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5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6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6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6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6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6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6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6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6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6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6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70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71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72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73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74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75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76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77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78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P479" style:parent-style-name="Standard" style:family="paragraph">
      <style:text-properties style:font-name="Courier New" style:font-name-complex="Courier New" fo:font-size="12pt" style:font-size-asian="12pt" fo:language="en" fo:country="US"/>
    </style:style>
    <style:style style:name="T480" style:parent-style-name="Основнойшрифтабзаца" style:family="text">
      <style:text-properties style:font-name="Courier New" style:font-name-complex="Courier New" fo:font-size="12pt" style:font-size-asian="12pt" fo:language="en" fo:country="US"/>
    </style:style>
    <style:style style:name="T481" style:parent-style-name="Основнойшрифтабзаца" style:family="text">
      <style:text-properties style:font-name="Courier New" style:font-name-complex="Courier New" fo:font-size="12pt" style:font-size-asian="12pt"/>
    </style:style>
    <style:style style:name="P482" style:parent-style-name="Standard" style:family="paragraph">
      <style:text-properties style:font-name="Courier New" style:font-name-complex="Courier New" fo:font-size="12pt" style:font-size-asian="12pt"/>
    </style:style>
    <style:style style:name="P483" style:parent-style-name="Standard" style:family="paragraph">
      <style:text-properties style:font-name="Courier New" style:font-name-complex="Courier New" fo:font-size="12pt" style:font-size-asian="12pt"/>
    </style:style>
    <style:style style:name="P484" style:parent-style-name="Standard" style:family="paragraph">
      <style:text-properties style:font-name="Courier New" style:font-name-complex="Courier New" fo:font-size="12pt" style:font-size-asian="12pt"/>
    </style:style>
    <style:style style:name="T485" style:parent-style-name="Основнойшрифтабзаца" style:family="text">
      <style:text-properties style:font-name="Courier New" style:font-name-complex="Courier New" fo:font-size="12pt" style:font-size-asian="12pt"/>
    </style:style>
    <style:style style:name="T486" style:parent-style-name="Основнойшрифтабзаца" style:family="text">
      <style:text-properties style:font-name="Courier New" style:font-name-complex="Courier New" fo:font-size="12pt" style:font-size-asian="12pt" fo:language="en" fo:country="US"/>
    </style:style>
    <style:style style:name="T487" style:parent-style-name="Основнойшрифтабзаца" style:family="text">
      <style:text-properties style:font-name="Courier New" style:font-name-complex="Courier New" fo:font-size="12pt" style:font-size-asian="12pt" fo:language="en" fo:country="US"/>
    </style:style>
    <style:style style:name="T488" style:parent-style-name="Основнойшрифтабзаца" style:family="text">
      <style:text-properties style:font-name="Courier New" style:font-name-complex="Courier New" fo:font-size="12pt" style:font-size-asian="12pt"/>
    </style:style>
    <style:style style:name="P489" style:parent-style-name="Standard" style:family="paragraph">
      <style:text-properties style:font-name="Courier New" style:font-name-complex="Courier New" fo:font-size="12pt" style:font-size-asian="12pt"/>
    </style:style>
    <style:style style:name="P490" style:parent-style-name="Standard" style:family="paragraph">
      <style:text-properties style:font-name="Courier New" style:font-name-complex="Courier New" fo:font-size="12pt" style:font-size-asian="12pt"/>
    </style:style>
    <style:style style:name="P491" style:parent-style-name="Standard" style:family="paragraph">
      <style:paragraph-properties fo:text-align="start" fo:text-indent="0in"/>
      <style:text-properties style:font-name="Courier New" style:font-name-complex="Courier New" fo:font-size="11pt" style:font-size-asian="11pt" style:font-size-complex="11pt"/>
    </style:style>
    <style:style style:name="P492" style:parent-style-name="Standard" style:family="paragraph">
      <style:paragraph-properties fo:text-align="start"/>
      <style:text-properties style:font-name="Courier New" style:font-name-complex="Courier New" fo:font-size="11pt" style:font-size-asian="11pt" style:font-size-complex="11pt"/>
    </style:style>
    <style:style style:name="P493" style:parent-style-name="Заголовок1" style:family="paragraph">
      <style:paragraph-properties fo:break-before="page"/>
    </style:style>
    <style:style style:name="P494" style:parent-style-name="Table" style:family="paragraph">
      <style:paragraph-properties fo:keep-with-next="always"/>
    </style:style>
    <style:style style:name="TableColumn496" style:family="table-column">
      <style:table-column-properties style:column-width="1.6236in" style:use-optimal-column-width="false"/>
    </style:style>
    <style:style style:name="TableColumn497" style:family="table-column">
      <style:table-column-properties style:column-width="1.6243in" style:use-optimal-column-width="false"/>
    </style:style>
    <style:style style:name="TableColumn498" style:family="table-column">
      <style:table-column-properties style:column-width="1.6243in" style:use-optimal-column-width="false"/>
    </style:style>
    <style:style style:name="TableColumn499" style:family="table-column">
      <style:table-column-properties style:column-width="1.6243in" style:use-optimal-column-width="false"/>
    </style:style>
    <style:style style:name="Table495" style:family="table">
      <style:table-properties style:width="6.4965in" fo:margin-left="0in" table:align="lef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indent="0in"/>
    </style:style>
    <style:style style:name="T503" style:parent-style-name="Основнойшрифтабзаца" style:family="text">
      <style:text-properties fo:font-size="12pt" style:font-size-asian="12pt" fo:language="en" fo:country="US"/>
    </style:style>
    <style:style style:name="T504" style:parent-style-name="Основнойшрифтабзаца" style:family="text">
      <style:text-properties fo:font-size="12pt" style:font-size-asian="12pt"/>
    </style:style>
    <style:style style:name="T505" style:parent-style-name="Основнойшрифтабзаца" style:family="text">
      <style:text-properties fo:font-size="12pt" style:font-size-asian="12pt" fo:language="en" fo:country="US"/>
    </style:style>
    <style:style style:name="T506" style:parent-style-name="Основнойшрифтабзаца" style:family="text">
      <style:text-properties fo:font-size="12pt" style:font-size-asian="12pt"/>
    </style:style>
    <style:style style:name="TableCell5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indent="0in"/>
    </style:style>
    <style:style style:name="T509" style:parent-style-name="Основнойшрифтабзаца" style:family="text">
      <style:text-properties fo:font-size="12pt" style:font-size-asian="12pt"/>
    </style:style>
    <style:style style:name="T510" style:parent-style-name="Основнойшрифтабзаца" style:family="text">
      <style:text-properties fo:font-size="12pt" style:font-size-asian="12pt" fo:language="en" fo:country="US"/>
    </style:style>
    <style:style style:name="T511" style:parent-style-name="Основнойшрифтабзаца" style:family="text">
      <style:text-properties fo:font-size="12pt" style:font-size-asian="12pt"/>
    </style:style>
    <style:style style:name="TableCell5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indent="0in"/>
    </style:style>
    <style:style style:name="T514" style:parent-style-name="Основнойшрифтабзаца" style:family="text">
      <style:text-properties fo:font-size="12pt" style:font-size-asian="12pt"/>
    </style:style>
    <style:style style:name="T515" style:parent-style-name="Основнойшрифтабзаца" style:family="text">
      <style:text-properties fo:font-size="12pt" style:font-size-asian="12pt" fo:language="en" fo:country="US"/>
    </style:style>
    <style:style style:name="T516" style:parent-style-name="Основнойшрифтабзаца" style:family="text">
      <style:text-properties fo:font-size="12pt" style:font-size-asian="12pt"/>
    </style:style>
    <style:style style:name="TableCell5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text-indent="0in"/>
    </style:style>
    <style:style style:name="T519" style:parent-style-name="Основнойшрифтабзаца" style:family="text">
      <style:text-properties fo:font-size="12pt" style:font-size-asian="12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fo:font-size="12pt" style:font-size-asian="12pt" fo:language="en" fo:country="US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fo:font-size="12pt" style:font-size-asian="12pt" fo:language="en" fo:country="US"/>
    </style:style>
    <style:style style:name="P525" style:parent-style-name="TableContents" style:family="paragraph">
      <style:text-properties fo:font-size="12pt" style:font-size-asian="12pt" fo:language="en" fo:country="US"/>
    </style:style>
    <style:style style:name="P526" style:parent-style-name="TableContents" style:family="paragraph">
      <style:text-properties fo:font-size="12pt" style:font-size-asian="12pt" fo:language="en" fo:country="US"/>
    </style:style>
    <style:style style:name="P527" style:parent-style-name="TableContents" style:family="paragraph">
      <style:text-properties fo:font-size="12pt" style:font-size-asian="12pt" fo:language="en" fo:country="US"/>
    </style:style>
    <style:style style:name="P528" style:parent-style-name="TableContents" style:family="paragraph">
      <style:text-properties fo:font-size="12pt" style:font-size-asian="12pt" fo:language="en" fo:country="US"/>
    </style:style>
    <style:style style:name="P529" style:parent-style-name="TableContents" style:family="paragraph">
      <style:text-properties fo:font-size="12pt" style:font-size-asian="12pt" fo:language="en" fo:country="US"/>
    </style:style>
    <style:style style:name="P530" style:parent-style-name="TableContents" style:family="paragraph">
      <style:text-properties fo:font-size="12pt" style:font-size-asian="12pt" fo:language="en" fo:country="US"/>
    </style:style>
    <style:style style:name="P531" style:parent-style-name="TableContents" style:family="paragraph">
      <style:text-properties fo:font-size="12pt" style:font-size-asian="12pt" fo:language="en" fo:country="US"/>
    </style:style>
    <style:style style:name="P532" style:parent-style-name="TableContents" style:family="paragraph">
      <style:text-properties fo:font-size="12pt" style:font-size-asian="12pt" fo:language="en" fo:country="US"/>
    </style:style>
    <style:style style:name="P533" style:parent-style-name="TableContents" style:family="paragraph">
      <style:text-properties fo:font-size="12pt" style:font-size-asian="12pt" fo:language="en" fo:country="US"/>
    </style:style>
    <style:style style:name="P534" style:parent-style-name="TableContents" style:family="paragraph">
      <style:text-properties fo:font-size="12pt" style:font-size-asian="12pt" fo:language="en" fo:country="US"/>
    </style:style>
    <style:style style:name="P535" style:parent-style-name="TableContents" style:family="paragraph">
      <style:text-properties fo:font-size="12pt" style:font-size-asian="12pt" fo:language="en" fo:country="US"/>
    </style:style>
    <style:style style:name="P536" style:parent-style-name="TableContents" style:family="paragraph">
      <style:text-properties fo:font-size="12pt" style:font-size-asian="12pt" fo:language="en" fo:country="US"/>
    </style:style>
    <style:style style:name="P537" style:parent-style-name="TableContents" style:family="paragraph">
      <style:text-properties fo:font-size="12pt" style:font-size-asian="12pt" fo:language="en" fo:country="US"/>
    </style:style>
    <style:style style:name="P538" style:parent-style-name="TableContents" style:family="paragraph">
      <style:text-properties fo:font-size="12pt" style:font-size-asian="12pt" fo:language="en" fo:country="US"/>
    </style:style>
    <style:style style:name="P539" style:parent-style-name="TableContents" style:family="paragraph">
      <style:text-properties fo:font-size="12pt" style:font-size-asian="12pt" fo:language="en" fo:country="US"/>
    </style:style>
    <style:style style:name="P540" style:parent-style-name="TableContents" style:family="paragraph">
      <style:text-properties fo:font-size="12pt" style:font-size-asian="12pt" fo:language="en" fo:country="US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start" fo:text-indent="0in"/>
      <style:text-properties fo:font-size="12pt" style:font-size-asian="12pt" fo:language="en" fo:country="US"/>
    </style:style>
    <style:style style:name="TableCell5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indent="0in"/>
    </style:style>
    <style:style style:name="T545" style:parent-style-name="Основнойшрифтабзаца" style:family="text">
      <style:text-properties fo:font-size="12pt" style:font-size-asian="12pt"/>
    </style:style>
    <style:style style:name="T546" style:parent-style-name="Основнойшрифтабзаца" style:family="text">
      <style:text-properties fo:font-size="12pt" style:font-size-asian="12pt" fo:language="en" fo:country="US"/>
    </style:style>
    <style:style style:name="T547" style:parent-style-name="Основнойшрифтабзаца" style:family="text">
      <style:text-properties fo:font-size="12pt" style:font-size-asian="12pt"/>
    </style:style>
    <style:style style:name="T548" style:parent-style-name="Основнойшрифтабзаца" style:family="text">
      <style:text-properties fo:font-size="12pt" style:font-size-asian="12pt" fo:language="en" fo:country="US"/>
    </style:style>
    <style:style style:name="T549" style:parent-style-name="Основнойшрифтабзаца" style:family="text">
      <style:text-properties fo:font-size="12pt" style:font-size-asian="12pt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fo:font-size="12pt" style:font-size-asian="12pt" fo:language="en" fo:country="US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fo:font-size="12pt" style:font-size-asian="12pt" fo:language="en" fo:country="US"/>
    </style:style>
    <style:style style:name="P555" style:parent-style-name="TableContents" style:family="paragraph">
      <style:text-properties fo:font-size="12pt" style:font-size-asian="12pt" fo:language="en" fo:country="US"/>
    </style:style>
    <style:style style:name="P556" style:parent-style-name="TableContents" style:family="paragraph">
      <style:text-properties fo:font-size="12pt" style:font-size-asian="12pt" fo:language="en" fo:country="US"/>
    </style:style>
    <style:style style:name="P557" style:parent-style-name="TableContents" style:family="paragraph">
      <style:text-properties fo:font-size="12pt" style:font-size-asian="12pt" fo:language="en" fo:country="US"/>
    </style:style>
    <style:style style:name="P558" style:parent-style-name="TableContents" style:family="paragraph">
      <style:text-properties fo:font-size="12pt" style:font-size-asian="12pt" fo:language="en" fo:country="US"/>
    </style:style>
    <style:style style:name="P559" style:parent-style-name="TableContents" style:family="paragraph">
      <style:text-properties fo:font-size="12pt" style:font-size-asian="12pt" fo:language="en" fo:country="US"/>
    </style:style>
    <style:style style:name="P560" style:parent-style-name="TableContents" style:family="paragraph">
      <style:text-properties fo:font-size="12pt" style:font-size-asian="12pt" fo:language="en" fo:country="US"/>
    </style:style>
    <style:style style:name="P561" style:parent-style-name="TableContents" style:family="paragraph">
      <style:text-properties fo:font-size="12pt" style:font-size-asian="12pt" fo:language="en" fo:country="US"/>
    </style:style>
    <style:style style:name="P562" style:parent-style-name="TableContents" style:family="paragraph">
      <style:text-properties fo:font-size="12pt" style:font-size-asian="12pt" fo:language="en" fo:country="US"/>
    </style:style>
    <style:style style:name="P563" style:parent-style-name="TableContents" style:family="paragraph">
      <style:text-properties fo:font-size="12pt" style:font-size-asian="12pt" fo:language="en" fo:country="US"/>
    </style:style>
    <style:style style:name="P564" style:parent-style-name="TableContents" style:family="paragraph">
      <style:text-properties fo:font-size="12pt" style:font-size-asian="12pt" fo:language="en" fo:country="US"/>
    </style:style>
    <style:style style:name="P565" style:parent-style-name="TableContents" style:family="paragraph">
      <style:text-properties fo:font-size="12pt" style:font-size-asian="12pt" fo:language="en" fo:country="US"/>
    </style:style>
    <style:style style:name="P566" style:parent-style-name="TableContents" style:family="paragraph">
      <style:text-properties fo:font-size="12pt" style:font-size-asian="12pt" fo:language="en" fo:country="US"/>
    </style:style>
    <style:style style:name="P567" style:parent-style-name="TableContents" style:family="paragraph">
      <style:text-properties fo:font-size="12pt" style:font-size-asian="12pt" fo:language="en" fo:country="US"/>
    </style:style>
    <style:style style:name="P568" style:parent-style-name="TableContents" style:family="paragraph">
      <style:text-properties fo:font-size="12pt" style:font-size-asian="12pt" fo:language="en" fo:country="US"/>
    </style:style>
    <style:style style:name="P569" style:parent-style-name="TableContents" style:family="paragraph">
      <style:text-properties fo:font-size="12pt" style:font-size-asian="12pt" fo:language="en" fo:country="US"/>
    </style:style>
    <style:style style:name="P570" style:parent-style-name="TableContents" style:family="paragraph">
      <style:text-properties fo:font-size="12pt" style:font-size-asian="12pt" fo:language="en" fo:country="US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indent="0in"/>
      <style:text-properties fo:language="en" fo:country="US"/>
    </style:style>
    <style:style style:name="TableCell5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indent="0in"/>
    </style:style>
    <style:style style:name="T575" style:parent-style-name="Основнойшрифтабзаца" style:family="text">
      <style:text-properties fo:font-size="12pt" style:font-size-asian="12pt"/>
    </style:style>
    <style:style style:name="T576" style:parent-style-name="Основнойшрифтабзаца" style:family="text">
      <style:text-properties fo:font-size="12pt" style:font-size-asian="12pt" fo:language="en" fo:country="US"/>
    </style:style>
    <style:style style:name="T577" style:parent-style-name="Основнойшрифтабзаца" style:family="text">
      <style:text-properties fo:font-size="12pt" style:font-size-asian="12pt"/>
    </style:style>
    <style:style style:name="T578" style:parent-style-name="Основнойшрифтабзаца" style:family="text">
      <style:text-properties fo:font-size="12pt" style:font-size-asian="12pt" fo:language="en" fo:country="US"/>
    </style:style>
    <style:style style:name="T579" style:parent-style-name="Основнойшрифтабзаца" style:family="text">
      <style:text-properties fo:font-size="12pt" style:font-size-asian="12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fo:font-size="12pt" style:font-size-asian="12pt" fo:language="en" fo:country="US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fo:font-size="12pt" style:font-size-asian="12pt" fo:language="en" fo:country="US"/>
    </style:style>
    <style:style style:name="P585" style:parent-style-name="TableContents" style:family="paragraph">
      <style:text-properties fo:font-size="12pt" style:font-size-asian="12pt" fo:language="en" fo:country="US"/>
    </style:style>
    <style:style style:name="P586" style:parent-style-name="TableContents" style:family="paragraph">
      <style:text-properties fo:font-size="12pt" style:font-size-asian="12pt" fo:language="en" fo:country="US"/>
    </style:style>
    <style:style style:name="P587" style:parent-style-name="TableContents" style:family="paragraph">
      <style:text-properties fo:font-size="12pt" style:font-size-asian="12pt" fo:language="en" fo:country="US"/>
    </style:style>
    <style:style style:name="P588" style:parent-style-name="TableContents" style:family="paragraph">
      <style:text-properties fo:font-size="12pt" style:font-size-asian="12pt" fo:language="en" fo:country="US"/>
    </style:style>
    <style:style style:name="P589" style:parent-style-name="TableContents" style:family="paragraph">
      <style:text-properties fo:font-size="12pt" style:font-size-asian="12pt" fo:language="en" fo:country="US"/>
    </style:style>
    <style:style style:name="P590" style:parent-style-name="TableContents" style:family="paragraph">
      <style:text-properties fo:font-size="12pt" style:font-size-asian="12pt" fo:language="en" fo:country="US"/>
    </style:style>
    <style:style style:name="P591" style:parent-style-name="TableContents" style:family="paragraph">
      <style:text-properties fo:font-size="12pt" style:font-size-asian="12pt" fo:language="en" fo:country="US"/>
    </style:style>
    <style:style style:name="P592" style:parent-style-name="TableContents" style:family="paragraph">
      <style:text-properties fo:font-size="12pt" style:font-size-asian="12pt" fo:language="en" fo:country="US"/>
    </style:style>
    <style:style style:name="P593" style:parent-style-name="TableContents" style:family="paragraph">
      <style:text-properties fo:font-size="12pt" style:font-size-asian="12pt" fo:language="en" fo:country="US"/>
    </style:style>
    <style:style style:name="T594" style:parent-style-name="Основнойшрифтабзаца" style:family="text">
      <style:text-properties fo:font-size="12pt" style:font-size-asian="12pt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9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9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9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paragraph-properties fo:text-indent="0in"/>
    </style:style>
    <style:style style:name="T602" style:parent-style-name="Основнойшрифтабзаца" style:family="text">
      <style:text-properties fo:font-size="12pt" style:font-size-asian="12pt"/>
    </style:style>
    <style:style style:name="T603" style:parent-style-name="Основнойшрифтабзаца" style:family="text">
      <style:text-properties fo:font-size="12pt" style:font-size-asian="12pt" fo:language="en" fo:country="US"/>
    </style:style>
    <style:style style:name="T604" style:parent-style-name="Основнойшрифтабзаца" style:family="text">
      <style:text-properties fo:font-size="12pt" style:font-size-asian="12pt"/>
    </style:style>
    <style:style style:name="T605" style:parent-style-name="Основнойшрифтабзаца" style:family="text">
      <style:text-properties fo:font-size="12pt" style:font-size-asian="12pt" fo:language="en" fo:country="US"/>
    </style:style>
    <style:style style:name="T606" style:parent-style-name="Основнойшрифтабзаца" style:family="text">
      <style:text-properties fo:font-size="12pt" style:font-size-asian="12pt"/>
    </style:style>
    <style:style style:name="P607" style:parent-style-name="Standard" style:family="paragraph">
      <style:text-properties fo:language="en" fo:country="US"/>
    </style:style>
    <style:style style:name="P608" style:parent-style-name="Table" style:family="paragraph">
      <style:paragraph-properties fo:keep-with-next="always"/>
    </style:style>
    <style:style style:name="T609" style:parent-style-name="Основнойшрифтабзаца" style:family="text">
      <style:text-properties fo:language="en" fo:country="US"/>
    </style:style>
    <style:style style:name="TableColumn611" style:family="table-column">
      <style:table-column-properties style:column-width="1.6236in" style:use-optimal-column-width="false"/>
    </style:style>
    <style:style style:name="TableColumn612" style:family="table-column">
      <style:table-column-properties style:column-width="1.6243in" style:use-optimal-column-width="false"/>
    </style:style>
    <style:style style:name="TableColumn613" style:family="table-column">
      <style:table-column-properties style:column-width="1.6243in" style:use-optimal-column-width="false"/>
    </style:style>
    <style:style style:name="TableColumn614" style:family="table-column">
      <style:table-column-properties style:column-width="1.6243in" style:use-optimal-column-width="false"/>
    </style:style>
    <style:style style:name="Table610" style:family="table">
      <style:table-properties style:width="6.4965in" fo:margin-left="0in" table:align="lef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indent="0in"/>
    </style:style>
    <style:style style:name="T618" style:parent-style-name="Основнойшрифтабзаца" style:family="text">
      <style:text-properties fo:font-size="12pt" style:font-size-asian="12pt" fo:language="en" fo:country="US"/>
    </style:style>
    <style:style style:name="T619" style:parent-style-name="Основнойшрифтабзаца" style:family="text">
      <style:text-properties fo:font-size="12pt" style:font-size-asian="12pt"/>
    </style:style>
    <style:style style:name="T620" style:parent-style-name="Основнойшрифтабзаца" style:family="text">
      <style:text-properties fo:font-size="12pt" style:font-size-asian="12pt" fo:language="en" fo:country="US"/>
    </style:style>
    <style:style style:name="T621" style:parent-style-name="Основнойшрифтабзаца" style:family="text">
      <style:text-properties fo:font-size="12pt" style:font-size-asian="12pt"/>
    </style:style>
    <style:style style:name="TableCell6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indent="0in"/>
    </style:style>
    <style:style style:name="T624" style:parent-style-name="Основнойшрифтабзаца" style:family="text">
      <style:text-properties fo:font-size="12pt" style:font-size-asian="12pt"/>
    </style:style>
    <style:style style:name="T625" style:parent-style-name="Основнойшрифтабзаца" style:family="text">
      <style:text-properties fo:font-size="12pt" style:font-size-asian="12pt" fo:language="en" fo:country="US"/>
    </style:style>
    <style:style style:name="T626" style:parent-style-name="Основнойшрифтабзаца" style:family="text">
      <style:text-properties fo:font-size="12pt" style:font-size-asian="12pt"/>
    </style:style>
    <style:style style:name="TableCell6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indent="0in"/>
    </style:style>
    <style:style style:name="T629" style:parent-style-name="Основнойшрифтабзаца" style:family="text">
      <style:text-properties fo:font-size="12pt" style:font-size-asian="12pt"/>
    </style:style>
    <style:style style:name="T630" style:parent-style-name="Основнойшрифтабзаца" style:family="text">
      <style:text-properties fo:font-size="12pt" style:font-size-asian="12pt" fo:language="en" fo:country="US"/>
    </style:style>
    <style:style style:name="T631" style:parent-style-name="Основнойшрифтабзаца" style:family="text">
      <style:text-properties fo:font-size="12pt" style:font-size-asian="12pt"/>
    </style:style>
    <style:style style:name="TableCell6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3" style:parent-style-name="TableContents" style:family="paragraph">
      <style:paragraph-properties fo:text-indent="0in"/>
    </style:style>
    <style:style style:name="T634" style:parent-style-name="Основнойшрифтабзаца" style:family="text">
      <style:text-properties fo:font-size="12pt" style:font-size-asian="12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fo:font-size="12pt" style:font-size-asian="12pt" fo:language="en" fo:country="US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fo:font-size="12pt" style:font-size-asian="12pt" fo:language="en" fo:country="US"/>
    </style:style>
    <style:style style:name="P640" style:parent-style-name="TableContents" style:family="paragraph">
      <style:text-properties fo:font-size="12pt" style:font-size-asian="12pt" fo:language="en" fo:country="US"/>
    </style:style>
    <style:style style:name="P641" style:parent-style-name="TableContents" style:family="paragraph">
      <style:text-properties fo:font-size="12pt" style:font-size-asian="12pt" fo:language="en" fo:country="US"/>
    </style:style>
    <style:style style:name="P642" style:parent-style-name="TableContents" style:family="paragraph">
      <style:text-properties fo:font-size="12pt" style:font-size-asian="12pt" fo:language="en" fo:country="US"/>
    </style:style>
    <style:style style:name="P643" style:parent-style-name="TableContents" style:family="paragraph">
      <style:text-properties fo:font-size="12pt" style:font-size-asian="12pt" fo:language="en" fo:country="US"/>
    </style:style>
    <style:style style:name="P644" style:parent-style-name="TableContents" style:family="paragraph">
      <style:text-properties fo:font-size="12pt" style:font-size-asian="12pt" fo:language="en" fo:country="US"/>
    </style:style>
    <style:style style:name="P645" style:parent-style-name="TableContents" style:family="paragraph">
      <style:text-properties fo:font-size="12pt" style:font-size-asian="12pt" fo:language="en" fo:country="US"/>
    </style:style>
    <style:style style:name="P646" style:parent-style-name="TableContents" style:family="paragraph">
      <style:text-properties fo:font-size="12pt" style:font-size-asian="12pt" fo:language="en" fo:country="US"/>
    </style:style>
    <style:style style:name="P647" style:parent-style-name="TableContents" style:family="paragraph">
      <style:text-properties fo:font-size="12pt" style:font-size-asian="12pt" fo:language="en" fo:country="US"/>
    </style:style>
    <style:style style:name="P648" style:parent-style-name="TableContents" style:family="paragraph">
      <style:text-properties fo:font-size="12pt" style:font-size-asian="12pt" fo:language="en" fo:country="US"/>
    </style:style>
    <style:style style:name="P649" style:parent-style-name="TableContents" style:family="paragraph">
      <style:text-properties fo:font-size="12pt" style:font-size-asian="12pt" fo:language="en" fo:country="US"/>
    </style:style>
    <style:style style:name="P650" style:parent-style-name="TableContents" style:family="paragraph">
      <style:text-properties fo:font-size="12pt" style:font-size-asian="12pt" fo:language="en" fo:country="US"/>
    </style:style>
    <style:style style:name="P651" style:parent-style-name="TableContents" style:family="paragraph">
      <style:text-properties fo:font-size="12pt" style:font-size-asian="12pt" fo:language="en" fo:country="US"/>
    </style:style>
    <style:style style:name="P652" style:parent-style-name="TableContents" style:family="paragraph">
      <style:text-properties fo:font-size="12pt" style:font-size-asian="12pt" fo:language="en" fo:country="US"/>
    </style:style>
    <style:style style:name="P653" style:parent-style-name="TableContents" style:family="paragraph">
      <style:text-properties fo:font-size="12pt" style:font-size-asian="12pt" fo:language="en" fo:country="US"/>
    </style:style>
    <style:style style:name="P654" style:parent-style-name="TableContents" style:family="paragraph">
      <style:text-properties fo:font-size="12pt" style:font-size-asian="12pt" fo:language="en" fo:country="US"/>
    </style:style>
    <style:style style:name="P655" style:parent-style-name="TableContents" style:family="paragraph">
      <style:text-properties fo:font-size="12pt" style:font-size-asian="12pt" fo:language="en" fo:country="US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start" fo:text-indent="0in"/>
      <style:text-properties fo:font-size="12pt" style:font-size-asian="12pt" fo:language="en" fo:country="US"/>
    </style:style>
    <style:style style:name="P658" style:parent-style-name="TableContents" style:family="paragraph">
      <style:paragraph-properties fo:text-align="start" fo:text-indent="0in"/>
      <style:text-properties fo:font-size="12pt" style:font-size-asian="12pt" fo:language="en" fo:country="US"/>
    </style:style>
    <style:style style:name="P659" style:parent-style-name="TableContents" style:family="paragraph">
      <style:paragraph-properties fo:text-align="start" fo:text-indent="0in"/>
      <style:text-properties fo:font-size="12pt" style:font-size-asian="12pt" fo:language="en" fo:country="US"/>
    </style:style>
    <style:style style:name="TableCell6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indent="0in"/>
    </style:style>
    <style:style style:name="T662" style:parent-style-name="Основнойшрифтабзаца" style:family="text">
      <style:text-properties fo:font-size="12pt" style:font-size-asian="12pt"/>
    </style:style>
    <style:style style:name="T663" style:parent-style-name="Основнойшрифтабзаца" style:family="text">
      <style:text-properties fo:font-size="12pt" style:font-size-asian="12pt" fo:language="en" fo:country="US"/>
    </style:style>
    <style:style style:name="T664" style:parent-style-name="Основнойшрифтабзаца" style:family="text">
      <style:text-properties fo:font-size="12pt" style:font-size-asian="12pt"/>
    </style:style>
    <style:style style:name="T665" style:parent-style-name="Основнойшрифтабзаца" style:family="text">
      <style:text-properties fo:font-size="12pt" style:font-size-asian="12pt" fo:language="en" fo:country="US"/>
    </style:style>
    <style:style style:name="T666" style:parent-style-name="Основнойшрифтабзаца" style:family="text">
      <style:text-properties fo:font-size="12pt" style:font-size-asian="12p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fo:font-size="12pt" style:font-size-asian="12pt" fo:language="en" fo:country="US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fo:font-size="12pt" style:font-size-asian="12pt" fo:language="en" fo:country="US"/>
    </style:style>
    <style:style style:name="P672" style:parent-style-name="TableContents" style:family="paragraph">
      <style:text-properties fo:font-size="12pt" style:font-size-asian="12pt" fo:language="en" fo:country="US"/>
    </style:style>
    <style:style style:name="P673" style:parent-style-name="TableContents" style:family="paragraph">
      <style:text-properties fo:font-size="12pt" style:font-size-asian="12pt" fo:language="en" fo:country="US"/>
    </style:style>
    <style:style style:name="P674" style:parent-style-name="TableContents" style:family="paragraph">
      <style:text-properties fo:font-size="12pt" style:font-size-asian="12pt" fo:language="en" fo:country="US"/>
    </style:style>
    <style:style style:name="P675" style:parent-style-name="TableContents" style:family="paragraph">
      <style:text-properties fo:font-size="12pt" style:font-size-asian="12pt" fo:language="en" fo:country="US"/>
    </style:style>
    <style:style style:name="P676" style:parent-style-name="TableContents" style:family="paragraph">
      <style:text-properties fo:font-size="12pt" style:font-size-asian="12pt" fo:language="en" fo:country="US"/>
    </style:style>
    <style:style style:name="P677" style:parent-style-name="TableContents" style:family="paragraph">
      <style:text-properties fo:font-size="12pt" style:font-size-asian="12pt" fo:language="en" fo:country="US"/>
    </style:style>
    <style:style style:name="P678" style:parent-style-name="TableContents" style:family="paragraph">
      <style:text-properties fo:font-size="12pt" style:font-size-asian="12pt" fo:language="en" fo:country="US"/>
    </style:style>
    <style:style style:name="P679" style:parent-style-name="TableContents" style:family="paragraph">
      <style:text-properties fo:font-size="12pt" style:font-size-asian="12pt" fo:language="en" fo:country="US"/>
    </style:style>
    <style:style style:name="P680" style:parent-style-name="TableContents" style:family="paragraph">
      <style:text-properties fo:font-size="12pt" style:font-size-asian="12pt" fo:language="en" fo:country="US"/>
    </style:style>
    <style:style style:name="P681" style:parent-style-name="TableContents" style:family="paragraph">
      <style:text-properties fo:font-size="12pt" style:font-size-asian="12pt" fo:language="en" fo:country="US"/>
    </style:style>
    <style:style style:name="P682" style:parent-style-name="TableContents" style:family="paragraph">
      <style:text-properties fo:font-size="12pt" style:font-size-asian="12pt" fo:language="en" fo:country="US"/>
    </style:style>
    <style:style style:name="P683" style:parent-style-name="TableContents" style:family="paragraph">
      <style:text-properties fo:font-size="12pt" style:font-size-asian="12pt" fo:language="en" fo:country="US"/>
    </style:style>
    <style:style style:name="P684" style:parent-style-name="TableContents" style:family="paragraph">
      <style:text-properties fo:font-size="12pt" style:font-size-asian="12pt" fo:language="en" fo:country="US"/>
    </style:style>
    <style:style style:name="P685" style:parent-style-name="TableContents" style:family="paragraph">
      <style:text-properties fo:font-size="12pt" style:font-size-asian="12pt" fo:language="en" fo:country="US"/>
    </style:style>
    <style:style style:name="P686" style:parent-style-name="TableContents" style:family="paragraph">
      <style:text-properties fo:font-size="12pt" style:font-size-asian="12pt" fo:language="en" fo:country="US"/>
    </style:style>
    <style:style style:name="P687" style:parent-style-name="TableContents" style:family="paragraph">
      <style:text-properties fo:font-size="12pt" style:font-size-asian="12pt" fo:language="en" fo:country="US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paragraph-properties fo:text-align="start" fo:text-indent="0in"/>
      <style:text-properties fo:font-size="12pt" style:font-size-asian="12pt" fo:language="en" fo:country="US"/>
    </style:style>
    <style:style style:name="P690" style:parent-style-name="TableContents" style:family="paragraph">
      <style:paragraph-properties fo:text-align="start" fo:text-indent="0in"/>
      <style:text-properties fo:font-size="12pt" style:font-size-asian="12pt" fo:language="en" fo:country="US"/>
    </style:style>
    <style:style style:name="P691" style:parent-style-name="TableContents" style:family="paragraph">
      <style:paragraph-properties fo:text-align="start" fo:text-indent="0in"/>
    </style:style>
    <style:style style:name="T692" style:parent-style-name="Основнойшрифтабзаца" style:family="text">
      <style:text-properties fo:font-size="12pt" style:font-size-asian="12pt" fo:language="en" fo:country="US"/>
    </style:style>
    <style:style style:name="TableCell6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4" style:parent-style-name="TableContents" style:family="paragraph">
      <style:paragraph-properties fo:text-indent="0in"/>
    </style:style>
    <style:style style:name="T695" style:parent-style-name="Основнойшрифтабзаца" style:family="text">
      <style:text-properties fo:font-size="12pt" style:font-size-asian="12pt"/>
    </style:style>
    <style:style style:name="T696" style:parent-style-name="Основнойшрифтабзаца" style:family="text">
      <style:text-properties fo:font-size="12pt" style:font-size-asian="12pt" fo:language="en" fo:country="US"/>
    </style:style>
    <style:style style:name="T697" style:parent-style-name="Основнойшрифтабзаца" style:family="text">
      <style:text-properties fo:font-size="12pt" style:font-size-asian="12pt"/>
    </style:style>
    <style:style style:name="T698" style:parent-style-name="Основнойшрифтабзаца" style:family="text">
      <style:text-properties fo:font-size="12pt" style:font-size-asian="12pt" fo:language="en" fo:country="US"/>
    </style:style>
    <style:style style:name="T699" style:parent-style-name="Основнойшрифтабзаца" style:family="text">
      <style:text-properties fo:font-size="12pt" style:font-size-asian="12pt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fo:font-size="12pt" style:font-size-asian="12pt" fo:language="en" fo:country="US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fo:font-size="12pt" style:font-size-asian="12pt" fo:language="en" fo:country="US"/>
    </style:style>
    <style:style style:name="P705" style:parent-style-name="TableContents" style:family="paragraph">
      <style:text-properties fo:font-size="12pt" style:font-size-asian="12pt" fo:language="en" fo:country="US"/>
    </style:style>
    <style:style style:name="P706" style:parent-style-name="TableContents" style:family="paragraph">
      <style:text-properties fo:font-size="12pt" style:font-size-asian="12pt" fo:language="en" fo:country="US"/>
    </style:style>
    <style:style style:name="P707" style:parent-style-name="TableContents" style:family="paragraph">
      <style:text-properties fo:font-size="12pt" style:font-size-asian="12pt" fo:language="en" fo:country="US"/>
    </style:style>
    <style:style style:name="P708" style:parent-style-name="TableContents" style:family="paragraph">
      <style:text-properties fo:font-size="12pt" style:font-size-asian="12pt" fo:language="en" fo:country="US"/>
    </style:style>
    <style:style style:name="P709" style:parent-style-name="TableContents" style:family="paragraph">
      <style:text-properties fo:font-size="12pt" style:font-size-asian="12pt" fo:language="en" fo:country="US"/>
    </style:style>
    <style:style style:name="P710" style:parent-style-name="TableContents" style:family="paragraph">
      <style:text-properties fo:font-size="12pt" style:font-size-asian="12pt" fo:language="en" fo:country="US"/>
    </style:style>
    <style:style style:name="P711" style:parent-style-name="TableContents" style:family="paragraph">
      <style:text-properties fo:font-size="12pt" style:font-size-asian="12pt" fo:language="en" fo:country="US"/>
    </style:style>
    <style:style style:name="P712" style:parent-style-name="TableContents" style:family="paragraph">
      <style:text-properties fo:font-size="12pt" style:font-size-asian="12pt" fo:language="en" fo:country="US"/>
    </style:style>
    <style:style style:name="P713" style:parent-style-name="TableContents" style:family="paragraph">
      <style:text-properties fo:font-size="12pt" style:font-size-asian="12pt" fo:language="en" fo:country="US"/>
    </style:style>
    <style:style style:name="T714" style:parent-style-name="Основнойшрифтабзаца" style:family="text">
      <style:text-properties fo:font-size="12pt" style:font-size-asian="12pt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start" fo:text-indent="0in"/>
      <style:text-properties fo:font-size="12pt" style:font-size-asian="12pt" fo:language="en" fo:country="US"/>
    </style:style>
    <style:style style:name="P717" style:parent-style-name="TableContents" style:family="paragraph">
      <style:paragraph-properties fo:text-align="start" fo:text-indent="0in"/>
      <style:text-properties fo:font-size="12pt" style:font-size-asian="12pt"/>
    </style:style>
    <style:style style:name="P718" style:parent-style-name="TableContents" style:family="paragraph">
      <style:paragraph-properties fo:text-align="start" fo:text-indent="0in"/>
      <style:text-properties fo:font-size="12pt" style:font-size-asian="12pt"/>
    </style:style>
    <style:style style:name="TableCell7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0" style:parent-style-name="TableContents" style:family="paragraph">
      <style:paragraph-properties fo:text-indent="0in"/>
    </style:style>
    <style:style style:name="T721" style:parent-style-name="Основнойшрифтабзаца" style:family="text">
      <style:text-properties fo:font-size="12pt" style:font-size-asian="12pt"/>
    </style:style>
    <style:style style:name="T722" style:parent-style-name="Основнойшрифтабзаца" style:family="text">
      <style:text-properties fo:font-size="12pt" style:font-size-asian="12pt" fo:language="en" fo:country="US"/>
    </style:style>
    <style:style style:name="T723" style:parent-style-name="Основнойшрифтабзаца" style:family="text">
      <style:text-properties fo:font-size="12pt" style:font-size-asian="12pt"/>
    </style:style>
    <style:style style:name="T724" style:parent-style-name="Основнойшрифтабзаца" style:family="text">
      <style:text-properties fo:font-size="12pt" style:font-size-asian="12pt" fo:language="en" fo:country="US"/>
    </style:style>
    <style:style style:name="T725" style:parent-style-name="Основнойшрифтабзаца" style:family="text">
      <style:text-properties fo:font-size="12pt" style:font-size-asian="12pt"/>
    </style:style>
    <style:style style:name="P726" style:parent-style-name="Standard" style:family="paragraph">
      <style:text-properties fo:language="en" fo:country="US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</text:span><text:span text:style-name="T20">2</text:span></text:p>
      <text:p text:style-name="P21"><text:span text:style-name="T22">по дисциплине<text:s/></text:span><text:span text:style-name="T23">«Построение и анализ алгоритмов»</text:span></text:p>
      <text:p text:style-name="P24"><text:span text:style-name="T25">Тема:<text:s/></text:span><text:span text:style-name="T26">Жадный алгоритм и А*<text:s/>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 гр.<text:s/></text:span><text:span text:style-name="T40">9303</text:span></text:p>
          </table:table-cell>
          <table:table-cell table:style-name="TableCell41">
            <text:p text:style-name="P42"/>
          </table:table-cell>
          <table:table-cell table:style-name="TableCell43">
            <text:p text:style-name="P44">Павлов Д.Р.</text:p>
          </table:table-cell>
        </table:table-row>
        <table:table-row table:style-name="TableRow45">
          <table:table-cell table:style-name="TableCell46">
            <text:p text:style-name="P47">Преподаватель</text:p>
          </table:table-cell>
          <table:table-cell table:style-name="TableCell48">
            <text:p text:style-name="P49"/>
          </table:table-cell>
          <table:table-cell table:style-name="TableCell50">
            <text:p text:style-name="P51"><text:span text:style-name="T52">Шевская Н.В.</text:span></text:p>
          </table:table-cell>
        </table:table-row>
      </table:table>
      <text:p text:style-name="P53"/>
      <text:p text:style-name="P54"/>
      <text:p text:style-name="P55">Санкт-Петербург</text:p>
      <text:p text:style-name="P56">2021</text:p>
      <text:soft-page-break/>
      <text:h text:style-name="P57" text:outline-level="2">Цель работы.</text:h>
      <text:p text:style-name="P58">Изучить алгоритмы построения пути в ориентированном графе. Реализовать жадный алгоритм и алгоритм А*.<text:s/></text:p>
      <text:p text:style-name="Textbody"/>
      <text:h text:style-name="Заголовок2" text:outline-level="2">Задание.</text:h>
      <text:p text:style-name="Standard"><text:span text:style-name="T59">Вариант 3</text:span><text:span text:style-name="T60">.<text:s/></text:span><text:span text:style-name="T61">Написать функцию, проверяющую эвристику на допустимость и монотонность.</text:span></text:p>
      <text:p text:style-name="P62">Разработайте программу, которая решает задачу построения пути в ориентированном графе при помощи жадного алгоритма. Жадность в данном случае понимается следующим образом: на каждом шаге выбирается последняя посещённая вершина. Переместиться необходимо в ту вершину, путь до которой является самым дешёвым из последней посещённой вершины. Каждая вершина в графе имеет буквенное обозначение ("a", "b", "c"...), каждое ребро имеет неотрицательный вес. В качестве выходных данных необходимо представить строку, в которой перечислены вершины, по которым необходимо пройти от начальной вершины до конечной.<text:s/></text:p>
      <text:p text:style-name="P63">Разработайте программу, которая решает задачу построения кратчайшего пути в ориентированном графе методом А*. Каждая вершина в графе имеет буквенное обозначение ("a", "b", "c"...), каждое ребро имеет неотрицательный вес. В качестве эвристической функции следует взять близость символов, обозначающих вершины графа, в таблице ASCII. В качестве выходных данных необходимо представить строку, в которой перечислены вершины, по которым необходимо пройти от начальной вершины до конечной.<text:s/></text:p>
      <text:p text:style-name="P64"/>
      <text:h text:style-name="Заголовок2" text:outline-level="2">Выполнение работы.</text:h>
      <text:p text:style-name="P65"><text:span text:style-name="T66">Описание классов и функций:</text:span></text:p>
      <text:list text:style-name="LFO2" text:continue-numbering="true">
        <text:list-item>
          <text:p text:style-name="P67">Для жадного алгоритма</text:p>
        </text:list-item>
      </text:list>
      <text:p text:style-name="P68"><text:span text:style-name="T69">sorting</text:span><text:span text:style-name="T70">(</text:span><text:span text:style-name="T71">dictator</text:span><text:span text:style-name="T72">)</text:span><text:span text:style-name="T73"><text:s/>–</text:span><text:span text:style-name="T74"> </text:span><text:span text:style-name="T75">функция для сортировки словаря соединений узла по длине ребра.<text:s/></text:span></text:p>
      <text:p text:style-name="P76"><text:span text:style-name="T77">Graph</text:span><text:span text:style-name="T78"><text:s/>– класс графа</text:span></text:p>
      <text:soft-page-break/>
      <text:p text:style-name="P79"><text:span text:style-name="T80">Описание методов класса</text:span><text:span text:style-name="T81"><text:s/></text:span><text:span text:style-name="T82">Graph</text:span><text:span text:style-name="T83">:</text:span></text:p>
      <text:p text:style-name="P84"><text:span text:style-name="T85">__</text:span><text:span text:style-name="T86">init</text:span><text:span text:style-name="T87">__(</text:span><text:span text:style-name="T88">self</text:span><text:span text:style-name="T89">,<text:s/></text:span><text:span text:style-name="T90">st</text:span><text:span text:style-name="T91">,<text:s/></text:span><text:span text:style-name="T92">en</text:span><text:span text:style-name="T93">)</text:span><text:span text:style-name="T94"><text:s/>–</text:span><text:span text:style-name="T95"> </text:span><text:span text:style-name="T96">конструктор класса</text:span></text:p>
      <text:p text:style-name="P97"><text:span text:style-name="T98">create</text:span><text:span text:style-name="T99">_</text:span><text:span text:style-name="T100">graph</text:span><text:span text:style-name="T101">(</text:span><text:span text:style-name="T102">self</text:span><text:span text:style-name="T103">)</text:span><text:span text:style-name="T104"><text:s/>–</text:span><text:span text:style-name="T105"> </text:span><text:span text:style-name="T106">строит</text:span><text:span text:style-name="T107"><text:s/></text:span><text:span text:style-name="T108">граф</text:span><text:span text:style-name="T109">,<text:s/></text:span><text:span text:style-name="T110">сохраняя все точки в словарь</text:span></text:p>
      <text:p text:style-name="P111"><text:span text:style-name="T112">greedy</text:span><text:span text:style-name="T113">(</text:span><text:span text:style-name="T114">self</text:span><text:span text:style-name="T115">,</text:span><text:span text:style-name="T116"><text:s/></text:span><text:span text:style-name="T117">key</text:span><text:span text:style-name="T118">)</text:span><text:span text:style-name="T119"><text:s/>–</text:span><text:span text:style-name="T120"> </text:span><text:span text:style-name="T121">находит путь от начального узла графа до конечного, используя жадный алгоритм</text:span></text:p>
      <text:list text:style-name="LFO2" text:continue-numbering="true">
        <text:list-item>
          <text:p text:style-name="P122"><text:span text:style-name="T123">Для А*:</text:span></text:p>
        </text:list-item>
      </text:list>
      <text:p text:style-name="P124"><text:span text:style-name="T125">heuristic</text:span><text:span text:style-name="T126">(</text:span><text:span text:style-name="T127">a</text:span><text:span text:style-name="T128">,<text:s/></text:span><text:span text:style-name="T129">b</text:span><text:span text:style-name="T130">)</text:span><text:span text:style-name="T131"><text:s/></text:span><text:span text:style-name="T132">–</text:span><text:span text:style-name="T133"><text:s/></text:span><text:span text:style-name="T134">эвристическая функция</text:span></text:p>
      <text:p text:style-name="P135"><text:span text:style-name="T136">PriorityQueue</text:span><text:span text:style-name="T137"><text:s/>– класс очереди<text:s/></text:span></text:p>
      <text:p text:style-name="P138"><text:span text:style-name="T139">Graph</text:span><text:span text:style-name="T140"><text:s/>– класс графа</text:span></text:p>
      <text:p text:style-name="P141"><text:span text:style-name="T142">Описание методов класса</text:span><text:span text:style-name="T143"><text:s/></text:span><text:span text:style-name="T144">Graph</text:span><text:span text:style-name="T145">:</text:span></text:p>
      <text:p text:style-name="P146"><text:span text:style-name="T147">__</text:span><text:span text:style-name="T148">init</text:span><text:span text:style-name="T149">__(</text:span><text:span text:style-name="T150">self</text:span><text:span text:style-name="T151">,<text:s/></text:span><text:span text:style-name="T152">st</text:span><text:span text:style-name="T153">,<text:s/></text:span><text:span text:style-name="T154">en</text:span><text:span text:style-name="T155">)</text:span><text:span text:style-name="T156"><text:s/>–</text:span><text:span text:style-name="T157"> </text:span><text:span text:style-name="T158">конструктор класса</text:span><text:span text:style-name="T159">.<text:s/></text:span></text:p>
      <text:p text:style-name="P160"><text:span text:style-name="T161">get</text:span><text:span text:style-name="T162">_</text:span><text:span text:style-name="T163">weight</text:span><text:span text:style-name="T164">(</text:span><text:span text:style-name="T165">self</text:span><text:span text:style-name="T166">,<text:s/></text:span><text:span text:style-name="T167">v</text:span><text:span text:style-name="T168">1,<text:s/></text:span><text:span text:style-name="T169">v</text:span><text:span text:style-name="T170">2)</text:span><text:span text:style-name="T171"><text:s/>– находит вес ребра между узлами</text:span></text:p>
      <text:p text:style-name="P172"><text:span text:style-name="T173">get</text:span><text:span text:style-name="T174">_</text:span><text:span text:style-name="T175">connections</text:span><text:span text:style-name="T176">(</text:span><text:span text:style-name="T177">self</text:span><text:span text:style-name="T178">,<text:s/></text:span><text:span text:style-name="T179">node</text:span><text:span text:style-name="T180">)</text:span><text:span text:style-name="T181"><text:s/>–</text:span><text:span text:style-name="T182"> </text:span><text:span text:style-name="T183">находит</text:span><text:span text:style-name="T184"><text:s/></text:span><text:span text:style-name="T185">все</text:span><text:span text:style-name="T186"><text:s/></text:span><text:span text:style-name="T187">связи</text:span><text:span text:style-name="T188"><text:s/></text:span><text:span text:style-name="T189">узла</text:span></text:p>
      <text:p text:style-name="P190"><text:span text:style-name="T191">a</text:span><text:span text:style-name="T192">_</text:span><text:span text:style-name="T193">start</text:span><text:span text:style-name="T194">_</text:span><text:span text:style-name="T195">search</text:span><text:span text:style-name="T196">(</text:span><text:span text:style-name="T197">self</text:span><text:span text:style-name="T198">,<text:s/></text:span><text:span text:style-name="T199">start</text:span><text:span text:style-name="T200">,<text:s/></text:span><text:span text:style-name="T201">end</text:span><text:span text:style-name="T202">)</text:span><text:span text:style-name="T203"><text:s/>–</text:span><text:span text:style-name="T204"> </text:span><text:span text:style-name="T205"><text:s/></text:span><text:span text:style-name="T206">находит путь от одного узла графа до другого</text:span></text:p>
      <text:p text:style-name="P207"><text:span text:style-name="T208">show</text:span><text:span text:style-name="T209">_</text:span><text:span text:style-name="T210">res</text:span><text:span text:style-name="T211">(</text:span><text:span text:style-name="T212">self</text:span><text:span text:style-name="T213">)</text:span><text:span text:style-name="T214"><text:s/>–</text:span><text:span text:style-name="T215"> </text:span><text:span text:style-name="T216">выводит</text:span><text:span text:style-name="T217"><text:s/></text:span><text:span text:style-name="T218">ответ</text:span></text:p>
      <text:p text:style-name="P219"><text:span text:style-name="T220">check</text:span><text:span text:style-name="T221">_</text:span><text:span text:style-name="T222">monotone</text:span><text:span text:style-name="T223">(</text:span><text:span text:style-name="T224">self</text:span><text:span text:style-name="T225">,</text:span><text:span text:style-name="T226"><text:s/></text:span><text:span text:style-name="T227">res</text:span><text:span text:style-name="T228">)</text:span><text:span text:style-name="T229"><text:s/>–</text:span><text:span text:style-name="T230"> </text:span><text:span text:style-name="T231"><text:s/></text:span><text:span text:style-name="T232">проверяет эвристику на монотонность</text:span></text:p>
      <text:p text:style-name="P233"><text:span text:style-name="T234">check</text:span><text:span text:style-name="T235">_</text:span><text:span text:style-name="T236">admissibility</text:span><text:span text:style-name="T237">(</text:span><text:span text:style-name="T238">self</text:span><text:span text:style-name="T239">,<text:s/></text:span><text:span text:style-name="T240">res</text:span><text:span text:style-name="T241">)</text:span><text:span text:style-name="T242"><text:s/>–</text:span><text:span text:style-name="T243"> </text:span><text:span text:style-name="T244"><text:s/></text:span><text:span text:style-name="T245">проверяет эвристику на допустимость</text:span></text:p>
      <text:p text:style-name="P246">Разработанный программный код см. в приложении А.<text:s/></text:p>
      <text:p text:style-name="P247">Результаты тестирования см. в приложении Б.<text:s/></text:p>
      <text:p text:style-name="P248"/>
      <text:h text:style-name="Заголовок2" text:outline-level="2">Выводы.</text:h>
      <text:p text:style-name="Textbody">Были изучены и реализованы следующие алгоритмы на графах: жадный алгоритм поиска пути в ориентированном графе и алгоритм А* поиска минимального пути в ориентированном графе.<text:s/></text:p>
      <text:p text:style-name="Textbody"/>
      <text:p text:style-name="P249"/>
      <text:soft-page-break/>
      <text:h text:style-name="P250" text:outline-level="1">Приложение А<text:line-break/>Исходный код программы</text:h>
      <text:p text:style-name="P251"/>
      <text:p text:style-name="Standard">Название<text:s/>файла:<text:s/><text:span text:style-name="T252">gree</text:span><text:span text:style-name="T253">dy</text:span>.<text:span text:style-name="T254">py</text:span></text:p>
      <text:p text:style-name="Standard"/>
      <text:p text:style-name="P255">from sys import stdin</text:p>
      <text:p text:style-name="P256"/>
      <text:p text:style-name="P257"/>
      <text:p text:style-name="P258">def sorting(dictator):</text:p>
      <text:p text:style-name="P259"><text:s text:c="4"/>keys = []</text:p>
      <text:p text:style-name="P260"><text:s text:c="4"/>list_d = list(dictator.items())</text:p>
      <text:p text:style-name="P261"><text:s text:c="4"/>list_d.sort(key=lambda k: k[1])</text:p>
      <text:p text:style-name="P262"><text:s text:c="4"/>for i in list_d:</text:p>
      <text:p text:style-name="P263"><text:s text:c="8"/>keys.append(i[0])</text:p>
      <text:p text:style-name="P264"><text:s text:c="4"/>return keys</text:p>
      <text:p text:style-name="P265"/>
      <text:p text:style-name="P266"/>
      <text:p text:style-name="P267">class Graph:</text:p>
      <text:p text:style-name="P268"><text:s text:c="4"/>def __init__(self, st, en):</text:p>
      <text:p text:style-name="P269"><text:s text:c="8"/>self.start = st</text:p>
      <text:p text:style-name="P270"><text:s text:c="8"/>self.end = en</text:p>
      <text:p text:style-name="P271"><text:s text:c="8"/>self.graph = dict()</text:p>
      <text:p text:style-name="P272"><text:s text:c="8"/>self.path = [st]</text:p>
      <text:p text:style-name="P273"/>
      <text:p text:style-name="P274"><text:s text:c="4"/>def greedy(self, key):</text:p>
      <text:p text:style-name="P275"><text:s text:c="8"/>seen = False</text:p>
      <text:p text:style-name="P276"><text:s text:c="8"/>tmp_keys = sorting(self.graph[key])</text:p>
      <text:p text:style-name="P277"><text:s text:c="8"/>for item in tmp_keys:</text:p>
      <text:p text:style-name="P278"><text:s text:c="12"/>if item in self.path:</text:p>
      <text:p text:style-name="P279"><text:s text:c="16"/>continue</text:p>
      <text:p text:style-name="P280"><text:s text:c="12"/>if item in self.graph.keys():</text:p>
      <text:p text:style-name="P281"><text:s text:c="16"/>self.path.append(item)</text:p>
      <text:p text:style-name="P282"><text:s text:c="16"/>seen = self.greedy(item)</text:p>
      <text:p text:style-name="P283"><text:s text:c="12"/>if seen or item == self.end:</text:p>
      <text:soft-page-break/>
      <text:p text:style-name="P284"><text:s text:c="16"/>seen = True</text:p>
      <text:p text:style-name="P285"><text:s text:c="16"/>if self.end not in self.path:</text:p>
      <text:p text:style-name="P286"><text:s text:c="20"/>self.path.append(self.end)</text:p>
      <text:p text:style-name="P287"><text:s text:c="16"/>break</text:p>
      <text:p text:style-name="P288"><text:s text:c="8"/>return seen</text:p>
      <text:p text:style-name="P289"/>
      <text:p text:style-name="P290"><text:s text:c="4"/>def create_graph(self):</text:p>
      <text:p text:style-name="P291"><text:s text:c="8"/>self.graph = dict()</text:p>
      <text:p text:style-name="P292"><text:s text:c="8"/>for line in stdin:</text:p>
      <text:p text:style-name="P293"><text:s text:c="12"/>st, en, leng = line.split(" ")</text:p>
      <text:p text:style-name="P294"><text:s text:c="12"/>leng = leng.strip()</text:p>
      <text:p text:style-name="P295"><text:s text:c="12"/>if st in self.graph.keys():</text:p>
      <text:p text:style-name="P296"><text:s text:c="16"/>self.graph[st][en] = float(leng)</text:p>
      <text:p text:style-name="P297"><text:s text:c="12"/>else:</text:p>
      <text:p text:style-name="P298"><text:s text:c="16"/>self.graph[st] = dict({en: float(leng)})</text:p>
      <text:p text:style-name="P299"/>
      <text:p text:style-name="P300"/>
      <text:p text:style-name="P301">if __name__ == "__main__":</text:p>
      <text:p text:style-name="P302"><text:s text:c="4"/>start, end = str(input()).split(" ")</text:p>
      <text:p text:style-name="P303"><text:s text:c="4"/>graph = Graph(start, end)</text:p>
      <text:p text:style-name="P304"><text:s text:c="4"/>graph.create_graph()</text:p>
      <text:p text:style-name="P305"><text:s text:c="4"/>graph.greedy(start)</text:p>
      <text:p text:style-name="P306"><text:s text:c="4"/>print(''.join(graph.path))</text:p>
      <text:p text:style-name="P307"/>
      <text:p text:style-name="Standard">Название<text:span text:style-name="T308"><text:s/></text:span>файла<text:span text:style-name="T309">:<text:s/></text:span><text:span text:style-name="T310">a_</text:span><text:span text:style-name="T311">star.py</text:span></text:p>
      <text:p text:style-name="P312">import heapq</text:p>
      <text:p text:style-name="P313">from sys import stdin</text:p>
      <text:p text:style-name="P314"># from icecream import ic</text:p>
      <text:p text:style-name="P315"/>
      <text:p text:style-name="P316">ASCII = 97</text:p>
      <text:p text:style-name="P317"/>
      <text:p text:style-name="P318"/>
      <text:p text:style-name="P319">class PriorityQueue:</text:p>
      <text:p text:style-name="P320"><text:s text:c="4"/>def __init__(self):</text:p>
      <text:p text:style-name="P321"><text:s text:c="8"/>self.elements = []</text:p>
      <text:p text:style-name="P322"/>
      <text:p text:style-name="P323"><text:s text:c="4"/>def empty(self):</text:p>
      <text:p text:style-name="P324"><text:s text:c="8"/>return len(self.elements) == 0</text:p>
      <text:p text:style-name="P325"/>
      <text:p text:style-name="P326"><text:s text:c="4"/>def put(self, item, priority):</text:p>
      <text:p text:style-name="P327"><text:s text:c="8"/>heapq.heappush(self.elements, (priority, item))</text:p>
      <text:p text:style-name="P328"/>
      <text:p text:style-name="P329"><text:s text:c="4"/>def get(self):</text:p>
      <text:p text:style-name="P330"><text:s text:c="8"/>return heapq.heappop(self.elements)[1]</text:p>
      <text:p text:style-name="P331"/>
      <text:p text:style-name="P332"/>
      <text:p text:style-name="P333">def heuristic(a, b):</text:p>
      <text:p text:style-name="P334"><text:s text:c="4"/>return abs(b - a)</text:p>
      <text:p text:style-name="P335"/>
      <text:p text:style-name="P336"/>
      <text:p text:style-name="P337">class Graph:</text:p>
      <text:p text:style-name="P338"/>
      <text:p text:style-name="P339"><text:s text:c="4"/>def __init__(self, st, en):</text:p>
      <text:p text:style-name="P340"><text:s text:c="8"/>self.start = st</text:p>
      <text:p text:style-name="P341"><text:s text:c="8"/>self.end = en</text:p>
      <text:p text:style-name="P342"><text:s text:c="8"/>self.graph = []</text:p>
      <text:p text:style-name="P343"/>
      <text:p text:style-name="P344"><text:s text:c="4"/>def get_connections(self, node):</text:p>
      <text:p text:style-name="P345"><text:s text:c="8"/>return self.graph[node]</text:p>
      <text:p text:style-name="P346"/>
      <text:p text:style-name="P347"><text:s text:c="4"/>def get_weight(self, v1, v2):</text:p>
      <text:p text:style-name="P348"><text:s text:c="8"/>con = self.get_connections(v1)</text:p>
      <text:p text:style-name="P349"><text:s text:c="8"/># ic(con)</text:p>
      <text:p text:style-name="P350"><text:s text:c="8"/>for w in con:</text:p>
      <text:p text:style-name="P351"><text:s text:c="12"/>if w[0] == v2:</text:p>
      <text:p text:style-name="P352"><text:s text:c="16"/>return w[1]</text:p>
      <text:p text:style-name="P353"/>
      <text:p text:style-name="P354"><text:s text:c="4"/>def check_monotone(self, res):</text:p>
      <text:p text:style-name="P355"><text:s text:c="8"/># ic(res)</text:p>
      <text:p text:style-name="P356"><text:s text:c="8"/>evr_list = []</text:p>
      <text:soft-page-break/>
      <text:p text:style-name="P357"><text:s text:c="8"/>for wt in self.graph:</text:p>
      <text:p text:style-name="P358"><text:s text:c="12"/>for j in wt:</text:p>
      <text:p text:style-name="P359"><text:s text:c="16"/>evr_list.append(j)</text:p>
      <text:p text:style-name="P360"><text:s text:c="8"/># ic(evr_list)</text:p>
      <text:p text:style-name="P361"><text:s text:c="8"/>tops = []</text:p>
      <text:p text:style-name="P362"><text:s text:c="8"/>for name in list(res):</text:p>
      <text:p text:style-name="P363"><text:s text:c="12"/>name = ord(name) - ASCII</text:p>
      <text:p text:style-name="P364"><text:s text:c="12"/>tops.append(name)</text:p>
      <text:p text:style-name="P365"><text:s text:c="8"/>wt = []</text:p>
      <text:p text:style-name="P366"><text:s text:c="8"/># ic(self.get_connections(tops[0]))</text:p>
      <text:p text:style-name="P367"><text:s text:c="8"/>for i in range(len(tops)):</text:p>
      <text:p text:style-name="P368"><text:s text:c="12"/>if i != 0:</text:p>
      <text:p text:style-name="P369"><text:s text:c="16"/>wt.append(self.get_weight(tops[i - 1], tops[i]))</text:p>
      <text:p text:style-name="P370"><text:s text:c="12"/>else:</text:p>
      <text:p text:style-name="P371"><text:s text:c="16"/>wt.append(0)</text:p>
      <text:p text:style-name="P372"/>
      <text:p text:style-name="P373"><text:s text:c="8"/>heur = []</text:p>
      <text:p text:style-name="P374"><text:s text:c="8"/>for j in range(len(tops)):</text:p>
      <text:p text:style-name="P375"><text:s text:c="12"/>if j != 0:</text:p>
      <text:p text:style-name="P376"><text:s text:c="16"/>h1 = abs(tops[j] - self.end)</text:p>
      <text:p text:style-name="P377"><text:s text:c="16"/>h2 = abs(tops[j - 1] - self.end)</text:p>
      <text:p text:style-name="P378"><text:s text:c="16"/>heur.append(abs(h1 - h2))</text:p>
      <text:p text:style-name="P379"><text:s text:c="12"/>else:</text:p>
      <text:p text:style-name="P380"><text:s text:c="16"/>heur.append(0)</text:p>
      <text:p text:style-name="P381"/>
      <text:p text:style-name="P382"><text:s text:c="8"/>for k in range(len(tops)):</text:p>
      <text:p text:style-name="P383"><text:s text:c="12"/>if heur[k] &gt; wt[k]:</text:p>
      <text:p text:style-name="P384"><text:s text:c="16"/>return False</text:p>
      <text:p text:style-name="P385"/>
      <text:p text:style-name="P386"><text:s text:c="8"/>if self.end != 0:</text:p>
      <text:p text:style-name="P387"><text:s text:c="12"/>return False</text:p>
      <text:p text:style-name="P388"/>
      <text:p text:style-name="P389"><text:s text:c="8"/>return True</text:p>
      <text:p text:style-name="P390"/>
      <text:soft-page-break/>
      <text:p text:style-name="P391"><text:s text:c="4"/>def check_admissibility(self, res):</text:p>
      <text:p text:style-name="P392"><text:s text:c="8"/>evr_list = []</text:p>
      <text:p text:style-name="P393"><text:s text:c="8"/># ic(self.graph)</text:p>
      <text:p text:style-name="P394"><text:s text:c="8"/>for wt in self.graph:</text:p>
      <text:p text:style-name="P395"><text:s text:c="12"/>for j in wt:</text:p>
      <text:p text:style-name="P396"><text:s text:c="16"/>evr_list.append(j)</text:p>
      <text:p text:style-name="P397"><text:s text:c="8"/># ic(evr_list)</text:p>
      <text:p text:style-name="P398"><text:s text:c="8"/>tops = []</text:p>
      <text:p text:style-name="P399"><text:s text:c="8"/>for name in list(res):</text:p>
      <text:p text:style-name="P400"><text:s text:c="12"/>name = ord(name) - ASCII</text:p>
      <text:p text:style-name="P401"><text:s text:c="12"/>tops.append(name)</text:p>
      <text:p text:style-name="P402"><text:s text:c="8"/>wt = []</text:p>
      <text:p text:style-name="P403"><text:s text:c="8"/># ic(self.get_connections(tops[0]))</text:p>
      <text:p text:style-name="P404"><text:s text:c="8"/>for i in range(len(tops)):</text:p>
      <text:p text:style-name="P405"><text:s text:c="12"/>if i != 0:</text:p>
      <text:p text:style-name="P406"><text:s text:c="16"/>wt.append(self.get_weight(tops[i - 1], tops[i]))</text:p>
      <text:p text:style-name="P407"><text:s text:c="12"/>else:</text:p>
      <text:p text:style-name="P408"><text:s text:c="16"/>wt.append(0)</text:p>
      <text:p text:style-name="P409"/>
      <text:p text:style-name="P410"><text:s text:c="8"/>heur = []</text:p>
      <text:p text:style-name="P411"><text:s text:c="8"/>for j in range(len(tops)):</text:p>
      <text:p text:style-name="P412"><text:s text:c="12"/>if j != 0:</text:p>
      <text:p text:style-name="P413"><text:s text:c="16"/>h1 = abs(tops[j] - self.end)</text:p>
      <text:p text:style-name="P414"><text:s text:c="16"/>heur.append(h1)</text:p>
      <text:p text:style-name="P415"><text:s text:c="12"/>else:</text:p>
      <text:p text:style-name="P416"><text:s text:c="16"/>heur.append(0)</text:p>
      <text:p text:style-name="P417"/>
      <text:p text:style-name="P418"><text:s text:c="8"/>path_w = []</text:p>
      <text:p text:style-name="P419"><text:s text:c="8"/>for k in range(len(tops)):</text:p>
      <text:p text:style-name="P420"><text:s text:c="12"/>if k != 0:</text:p>
      <text:p text:style-name="P421"><text:s text:c="16"/>path_w.append(sum(wt[k+1:]))</text:p>
      <text:p text:style-name="P422"><text:s text:c="12"/>else:</text:p>
      <text:p text:style-name="P423"><text:s text:c="16"/>path_w.append(sum(wt))</text:p>
      <text:p text:style-name="P424"/>
      <text:soft-page-break/>
      <text:p text:style-name="P425"><text:s text:c="8"/>for u in range(len(tops)):</text:p>
      <text:p text:style-name="P426"><text:s text:c="12"/>if heur[u] &gt; path_w[u]:</text:p>
      <text:p text:style-name="P427"><text:s text:c="16"/>return False</text:p>
      <text:p text:style-name="P428"><text:s text:c="8"/>return True</text:p>
      <text:p text:style-name="P429"/>
      <text:p text:style-name="P430"><text:s text:c="4"/>def a_star_search(self, start, end):</text:p>
      <text:p text:style-name="P431"><text:s text:c="8"/>frontier = PriorityQueue()</text:p>
      <text:p text:style-name="P432"><text:s text:c="8"/>frontier.put(start, 0)</text:p>
      <text:p text:style-name="P433"><text:s text:c="8"/>came_from = {}</text:p>
      <text:p text:style-name="P434"><text:s text:c="8"/>cost_so_far = {}</text:p>
      <text:p text:style-name="P435"><text:s text:c="8"/>came_from[start] = None</text:p>
      <text:p text:style-name="P436"><text:s text:c="8"/>cost_so_far[start] = 0</text:p>
      <text:p text:style-name="P437"/>
      <text:p text:style-name="P438"><text:s text:c="8"/>while not frontier.empty():</text:p>
      <text:p text:style-name="P439"><text:s text:c="12"/>current = frontier.get()</text:p>
      <text:p text:style-name="P440"/>
      <text:p text:style-name="P441"><text:s text:c="12"/>if current == end:</text:p>
      <text:p text:style-name="P442"><text:s text:c="16"/>break</text:p>
      <text:p text:style-name="P443"/>
      <text:p text:style-name="P444"><text:s text:c="12"/>for next_ in self.graph[current]:</text:p>
      <text:p text:style-name="P445"><text:s text:c="16"/>new_cost = cost_so_far[current] + next_[-1]</text:p>
      <text:p text:style-name="P446"><text:s text:c="16"/>if next_[0] not in cost_so_far or new_cost &lt; cost_so_far[next_[0]]:</text:p>
      <text:p text:style-name="P447"><text:s text:c="20"/>cost_so_far[next_[0]] = new_cost</text:p>
      <text:p text:style-name="P448"><text:s text:c="20"/>priority = new_cost + heuristic(end, next_[0])</text:p>
      <text:p text:style-name="P449"><text:s text:c="20"/>frontier.put(next_[0], priority)</text:p>
      <text:p text:style-name="P450"><text:s text:c="20"/>came_from[next_[0]] = current</text:p>
      <text:p text:style-name="P451"><text:s text:c="8"/>return came_from, cost_so_far</text:p>
      <text:p text:style-name="P452"/>
      <text:p text:style-name="P453"><text:s text:c="4"/>def create_graph(self):</text:p>
      <text:p text:style-name="P454"><text:s text:c="8"/>self.graph = [[] for i in range(ord('a'), ord('z'))]</text:p>
      <text:p text:style-name="P455"><text:s text:c="8"/>for line in stdin:</text:p>
      <text:p text:style-name="P456"><text:s text:c="12"/>start, end, weight = line.split()</text:p>
      <text:p text:style-name="P457"><text:s text:c="12"/>begin = ord(start) - ASCII</text:p>
      <text:soft-page-break/>
      <text:p text:style-name="P458"><text:s text:c="12"/>stop = ord(end) - ASCII</text:p>
      <text:p text:style-name="P459"><text:s text:c="12"/>self.graph[begin].append([stop, float(weight)])</text:p>
      <text:p text:style-name="P460"/>
      <text:p text:style-name="P461"><text:s text:c="4"/>def show_res(self):</text:p>
      <text:p text:style-name="P462"><text:s text:c="8"/>x, y = self.a_star_search(self.start, self.end)</text:p>
      <text:p text:style-name="P463"><text:s text:c="8"/>ans = "" + chr(self.end + ASCII)</text:p>
      <text:p text:style-name="P464"><text:s text:c="8"/>cur = x[self.end]</text:p>
      <text:p text:style-name="P465"><text:s text:c="8"/>while cur is not None:</text:p>
      <text:p text:style-name="P466"><text:s text:c="12"/>ans += chr(cur + ASCII)</text:p>
      <text:p text:style-name="P467"><text:s text:c="12"/>cur = x[cur]</text:p>
      <text:p text:style-name="P468"><text:s text:c="8"/>return ans[::-1]</text:p>
      <text:p text:style-name="P469"/>
      <text:p text:style-name="P470"/>
      <text:p text:style-name="P471">if __name__ == '__main__':</text:p>
      <text:p text:style-name="P472"><text:s text:c="4"/>start_, end_ = input().split()</text:p>
      <text:p text:style-name="P473"><text:s text:c="4"/>gr = Graph(start_, end_)</text:p>
      <text:p text:style-name="P474"><text:s text:c="4"/>gr.create_graph()</text:p>
      <text:p text:style-name="P475"><text:s text:c="4"/>gr.start = ord(start_) - ASCII</text:p>
      <text:p text:style-name="P476"><text:s text:c="4"/>gr.end = ord(end_) - ASCII</text:p>
      <text:p text:style-name="P477"><text:s text:c="4"/>ans = gr.show_res()</text:p>
      <text:p text:style-name="P478"><text:s text:c="4"/>print(ans)</text:p>
      <text:p text:style-name="P479"><text:s text:c="4"/>if not gr.check_monotone(ans):</text:p>
      <text:p text:style-name="Standard"><text:span text:style-name="T480"><text:s text:c="8"/></text:span><text:span text:style-name="T481">print("Эвристическая функция не монотонна")</text:span></text:p>
      <text:p text:style-name="P482"><text:s text:c="4"/>else:</text:p>
      <text:p text:style-name="P483"><text:s text:c="8"/>print("Эвристическая функция монотонна")</text:p>
      <text:p text:style-name="P484"/>
      <text:p text:style-name="Standard"><text:span text:style-name="T485"><text:s text:c="4"/></text:span><text:span text:style-name="T486">if not gr.check_admissibility(ans):</text:span></text:p>
      <text:p text:style-name="Standard"><text:span text:style-name="T487"><text:s text:c="8"/></text:span><text:span text:style-name="T488">print("Эвристическая функция не допустима")</text:span></text:p>
      <text:p text:style-name="P489"><text:s text:c="4"/>else:</text:p>
      <text:p text:style-name="P490"><text:s text:c="8"/>print("Эвристическая функция допустима")</text:p>
      <text:p text:style-name="Standard"/>
      <text:p text:style-name="P491"/>
      <text:p text:style-name="P492"/>
      <text:soft-page-break/>
      <text:h text:style-name="P493" text:outline-level="1">Приложение Б<text:line-break/>Тестирование</text:h>
      <text:p text:style-name="P494">Таблица 1 - Примеры тестовых случаев для жадного алгоритма</text:p>
      <table:table table:style-name="Table495">
        <table:table-columns>
          <table:table-column table:style-name="TableColumn496"/>
          <table:table-column table:style-name="TableColumn497"/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>
            <text:p text:style-name="P502"><text:span text:style-name="T503">№<text:s/></text:span><text:span text:style-name="T504">п</text:span><text:span text:style-name="T505">/</text:span><text:span text:style-name="T506">п</text:span></text:p>
          </table:table-cell>
          <table:table-cell table:style-name="TableCell507">
            <text:p text:style-name="P508"><text:span text:style-name="T509">Входные</text:span><text:span text:style-name="T510"><text:s/></text:span><text:span text:style-name="T511">данные</text:span></text:p>
          </table:table-cell>
          <table:table-cell table:style-name="TableCell512">
            <text:p text:style-name="P513"><text:span text:style-name="T514">Выходные</text:span><text:span text:style-name="T515"><text:s/></text:span><text:span text:style-name="T516">данные</text:span></text:p>
          </table:table-cell>
          <table:table-cell table:style-name="TableCell517">
            <text:p text:style-name="P518"><text:span text:style-name="T519">Комментарии</text:span></text:p>
          </table:table-cell>
        </table:table-row>
        <table:table-row table:style-name="TableRow520">
          <table:table-cell table:style-name="TableCell521">
            <text:list text:style-name="LFO3" text:continue-numbering="true">
              <text:list-item>
                <text:p text:style-name="P522"/>
              </text:list-item>
            </text:list>
          </table:table-cell>
          <table:table-cell table:style-name="TableCell523">
            <text:p text:style-name="P524">a l</text:p>
            <text:p text:style-name="P525">a b 1</text:p>
            <text:p text:style-name="P526">a f 3</text:p>
            <text:p text:style-name="P527">b c 5</text:p>
            <text:p text:style-name="P528">b g 3</text:p>
            <text:p text:style-name="P529">f g 4</text:p>
            <text:p text:style-name="P530">c d 6</text:p>
            <text:p text:style-name="P531">d m 1</text:p>
            <text:p text:style-name="P532">g e 4</text:p>
            <text:p text:style-name="P533">e h 1</text:p>
            <text:p text:style-name="P534">e n 1</text:p>
            <text:p text:style-name="P535">n m 2</text:p>
            <text:p text:style-name="P536">g i 5</text:p>
            <text:p text:style-name="P537">i j 6</text:p>
            <text:p text:style-name="P538">i k 1</text:p>
            <text:p text:style-name="P539">j l 5</text:p>
            <text:p text:style-name="P540">m j 3</text:p>
          </table:table-cell>
          <table:table-cell table:style-name="TableCell541">
            <text:p text:style-name="P542">abgenmjl</text:p>
          </table:table-cell>
          <table:table-cell table:style-name="TableCell543">
            <text:p text:style-name="P544"><text:span text:style-name="T545">Программа</text:span><text:span text:style-name="T546"><text:s/></text:span><text:span text:style-name="T547">работает</text:span><text:span text:style-name="T548"><text:s/></text:span><text:span text:style-name="T549">корректно</text:span></text:p>
          </table:table-cell>
        </table:table-row>
        <table:table-row table:style-name="TableRow550">
          <table:table-cell table:style-name="TableCell551">
            <text:list text:style-name="LFO3" text:continue-numbering="true">
              <text:list-item>
                <text:p text:style-name="P552"/>
              </text:list-item>
            </text:list>
          </table:table-cell>
          <table:table-cell table:style-name="TableCell553">
            <text:p text:style-name="P554">g j</text:p>
            <text:p text:style-name="P555">a b 1</text:p>
            <text:p text:style-name="P556">a f 3</text:p>
            <text:p text:style-name="P557">b c 5</text:p>
            <text:p text:style-name="P558">b g 3</text:p>
            <text:p text:style-name="P559">f g 4</text:p>
            <text:p text:style-name="P560">c d 6</text:p>
            <text:p text:style-name="P561">d m 1</text:p>
            <text:p text:style-name="P562">g e 4</text:p>
            <text:p text:style-name="P563">e h 1</text:p>
            <text:p text:style-name="P564">e n 1</text:p>
            <text:p text:style-name="P565">n m 2</text:p>
            <text:p text:style-name="P566">g i 5</text:p>
            <text:soft-page-break/>
            <text:p text:style-name="P567">i j 6</text:p>
            <text:p text:style-name="P568">i k 1</text:p>
            <text:p text:style-name="P569">j l 5</text:p>
            <text:p text:style-name="P570">m j 3</text:p>
          </table:table-cell>
          <table:table-cell table:style-name="TableCell571">
            <text:p text:style-name="P572">genmj</text:p>
          </table:table-cell>
          <table:table-cell table:style-name="TableCell573">
            <text:p text:style-name="P574"><text:span text:style-name="T575">Программа</text:span><text:span text:style-name="T576"><text:s/></text:span><text:span text:style-name="T577">работает</text:span><text:span text:style-name="T578"><text:s/></text:span><text:span text:style-name="T579">корректно</text:span></text:p>
          </table:table-cell>
        </table:table-row>
        <table:table-row table:style-name="TableRow580">
          <table:table-cell table:style-name="TableCell581">
            <text:list text:style-name="LFO3" text:continue-numbering="true">
              <text:list-item>
                <text:p text:style-name="P582"/>
              </text:list-item>
            </text:list>
          </table:table-cell>
          <table:table-cell table:style-name="TableCell583">
            <text:p text:style-name="P584">a j</text:p>
            <text:p text:style-name="P585">a b 1</text:p>
            <text:p text:style-name="P586">b c 1</text:p>
            <text:p text:style-name="P587">c d 1</text:p>
            <text:p text:style-name="P588">d e 1</text:p>
            <text:p text:style-name="P589">e j 1</text:p>
            <text:p text:style-name="P590">a f 1</text:p>
            <text:p text:style-name="P591">f g 1</text:p>
            <text:p text:style-name="P592">g h 1</text:p>
            <text:p text:style-name="P593">h i 1</text:p>
            <text:p text:style-name="TableContents"><text:span text:style-name="T594">i j 1</text:span></text:p>
          </table:table-cell>
          <table:table-cell table:style-name="TableCell595">
            <text:p text:style-name="P596">abcdej</text:p>
            <text:p text:style-name="P597"/>
            <text:p text:style-name="P598"/>
            <text:p text:style-name="P599"/>
          </table:table-cell>
          <table:table-cell table:style-name="TableCell600">
            <text:p text:style-name="P601"><text:span text:style-name="T602">Программа</text:span><text:span text:style-name="T603"><text:s/></text:span><text:span text:style-name="T604">работает</text:span><text:span text:style-name="T605"><text:s/></text:span><text:span text:style-name="T606">корректно</text:span></text:p>
          </table:table-cell>
        </table:table-row>
      </table:table>
      <text:p text:style-name="P607"/>
      <text:p text:style-name="P608">Таблица 2 - Примеры тестовых случаев для алгоритма<text:s/><text:span text:style-name="T609">A</text:span>*</text:p>
      <table:table table:style-name="Table610">
        <table:table-columns>
          <table:table-column table:style-name="TableColumn611"/>
          <table:table-column table:style-name="TableColumn612"/>
          <table:table-column table:style-name="TableColumn613"/>
          <table:table-column table:style-name="TableColumn614"/>
        </table:table-columns>
        <table:table-row table:style-name="TableRow615">
          <table:table-cell table:style-name="TableCell616">
            <text:p text:style-name="P617"><text:span text:style-name="T618">№<text:s/></text:span><text:span text:style-name="T619">п</text:span><text:span text:style-name="T620">/</text:span><text:span text:style-name="T621">п</text:span></text:p>
          </table:table-cell>
          <table:table-cell table:style-name="TableCell622">
            <text:p text:style-name="P623"><text:span text:style-name="T624">Входные</text:span><text:span text:style-name="T625"><text:s/></text:span><text:span text:style-name="T626">данные</text:span></text:p>
          </table:table-cell>
          <table:table-cell table:style-name="TableCell627">
            <text:p text:style-name="P628"><text:span text:style-name="T629">Выходные</text:span><text:span text:style-name="T630"><text:s/></text:span><text:span text:style-name="T631">данные</text:span></text:p>
          </table:table-cell>
          <table:table-cell table:style-name="TableCell632">
            <text:p text:style-name="P633"><text:span text:style-name="T634">Комментарии</text:span></text:p>
          </table:table-cell>
        </table:table-row>
        <table:table-row table:style-name="TableRow635">
          <table:table-cell table:style-name="TableCell636">
            <text:list text:style-name="LFO4" text:continue-numbering="true">
              <text:list-item>
                <text:p text:style-name="P637"/>
              </text:list-item>
            </text:list>
          </table:table-cell>
          <table:table-cell table:style-name="TableCell638">
            <text:p text:style-name="P639">a l</text:p>
            <text:p text:style-name="P640">a b 1</text:p>
            <text:p text:style-name="P641">a f 3</text:p>
            <text:p text:style-name="P642">b c 5</text:p>
            <text:p text:style-name="P643">b g 3</text:p>
            <text:p text:style-name="P644">f g 4</text:p>
            <text:p text:style-name="P645">c d 6</text:p>
            <text:p text:style-name="P646">d m 1</text:p>
            <text:p text:style-name="P647">g e 4</text:p>
            <text:p text:style-name="P648">e h 1</text:p>
            <text:p text:style-name="P649">e n 1</text:p>
            <text:p text:style-name="P650">n m 2</text:p>
            <text:p text:style-name="P651">g i 5</text:p>
            <text:p text:style-name="P652">i j 6</text:p>
            <text:p text:style-name="P653">i k 1</text:p>
            <text:soft-page-break/>
            <text:p text:style-name="P654">j l 5</text:p>
            <text:p text:style-name="P655">m j 3</text:p>
          </table:table-cell>
          <table:table-cell table:style-name="TableCell656">
            <text:p text:style-name="P657">abgenmjl</text:p>
            <text:p text:style-name="P658">Эвристика не мотононна</text:p>
            <text:p text:style-name="P659">Эвристика допустима</text:p>
          </table:table-cell>
          <table:table-cell table:style-name="TableCell660">
            <text:p text:style-name="P661"><text:span text:style-name="T662">Программа</text:span><text:span text:style-name="T663"><text:s/></text:span><text:span text:style-name="T664">работает</text:span><text:span text:style-name="T665"><text:s/></text:span><text:span text:style-name="T666">корректно</text:span></text:p>
          </table:table-cell>
        </table:table-row>
        <table:table-row table:style-name="TableRow667">
          <table:table-cell table:style-name="TableCell668">
            <text:list text:style-name="LFO4" text:continue-numbering="true">
              <text:list-item>
                <text:p text:style-name="P669"/>
              </text:list-item>
            </text:list>
          </table:table-cell>
          <table:table-cell table:style-name="TableCell670">
            <text:p text:style-name="P671">g j</text:p>
            <text:p text:style-name="P672">a b 1</text:p>
            <text:p text:style-name="P673">a f 3</text:p>
            <text:p text:style-name="P674">b c 5</text:p>
            <text:p text:style-name="P675">b g 3</text:p>
            <text:p text:style-name="P676">f g 4</text:p>
            <text:p text:style-name="P677">c d 6</text:p>
            <text:p text:style-name="P678">d m 1</text:p>
            <text:p text:style-name="P679">g e 4</text:p>
            <text:p text:style-name="P680">e h 1</text:p>
            <text:p text:style-name="P681">e n 1</text:p>
            <text:p text:style-name="P682">n m 2</text:p>
            <text:p text:style-name="P683">g i 5</text:p>
            <text:p text:style-name="P684">i j 6</text:p>
            <text:p text:style-name="P685">i k 1</text:p>
            <text:p text:style-name="P686">j l 5</text:p>
            <text:p text:style-name="P687">m j 3</text:p>
          </table:table-cell>
          <table:table-cell table:style-name="TableCell688">
            <text:p text:style-name="P689">genmj</text:p>
            <text:p text:style-name="P690">Эвристика не мотононна</text:p>
            <text:p text:style-name="P691"><text:span text:style-name="T692">Эвристика допустима</text:span></text:p>
          </table:table-cell>
          <table:table-cell table:style-name="TableCell693">
            <text:p text:style-name="P694"><text:span text:style-name="T695">Программа</text:span><text:span text:style-name="T696"><text:s/></text:span><text:span text:style-name="T697">работает</text:span><text:span text:style-name="T698"><text:s/></text:span><text:span text:style-name="T699">корректно</text:span></text:p>
          </table:table-cell>
        </table:table-row>
        <table:table-row table:style-name="TableRow700">
          <table:table-cell table:style-name="TableCell701">
            <text:list text:style-name="LFO4" text:continue-numbering="true">
              <text:list-item>
                <text:p text:style-name="P702"/>
              </text:list-item>
            </text:list>
          </table:table-cell>
          <table:table-cell table:style-name="TableCell703">
            <text:p text:style-name="P704">a j</text:p>
            <text:p text:style-name="P705">a b 1</text:p>
            <text:p text:style-name="P706">b c 1</text:p>
            <text:p text:style-name="P707">c d 1</text:p>
            <text:p text:style-name="P708">d e 1</text:p>
            <text:p text:style-name="P709">e j 1</text:p>
            <text:p text:style-name="P710">a f 1</text:p>
            <text:p text:style-name="P711">f g 1</text:p>
            <text:p text:style-name="P712">g h 1</text:p>
            <text:p text:style-name="P713">h i 1</text:p>
            <text:p text:style-name="TableContents"><text:span text:style-name="T714">i j 1</text:span></text:p>
          </table:table-cell>
          <table:table-cell table:style-name="TableCell715">
            <text:p text:style-name="P716">afghij</text:p>
            <text:p text:style-name="P717">Эвристика не мотононна</text:p>
            <text:p text:style-name="P718">Эвристика допустима</text:p>
          </table:table-cell>
          <table:table-cell table:style-name="TableCell719">
            <text:p text:style-name="P720"><text:span text:style-name="T721">Программа</text:span><text:span text:style-name="T722"><text:s/></text:span><text:span text:style-name="T723">работает</text:span><text:span text:style-name="T724"><text:s/></text:span><text:span text:style-name="T725">корректно</text:span></text:p>
          </table:table-cell>
        </table:table-row>
      </table:table>
      <text:p text:style-name="P7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ОбычныйИнтернет" style:display-name="Обычный (Интернет)" style:family="paragraph" style:parent-style-name="Обычный">
      <style:text-properties style:font-name="Times New Roman" style:font-size-complex="10.5pt" fo:hyphenate="false"/>
    </style:style>
    <style:style style:name="Текствыноски" style:display-name="Текст выноски" style:family="paragraph" style:parent-style-name="Обычный">
      <style:text-properties style:font-name="Times New Roman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imes New Roman" fo:font-size="9pt" style:font-size-asian="9pt" style:font-size-complex="8pt"/>
    </style:style>
    <style:style style:name="СтандартныйHTML" style:display-name="Стандартный HTML" style:family="paragraph" style:parent-style-name="Обычный">
      <style:text-properties style:font-name="Consolas" fo:font-size="10pt" style:font-size-asian="10pt" style:font-size-complex="9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fo:font-size="10pt" style:font-size-asian="10pt" style:font-size-complex="9pt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4-11T18:51:00Z</meta:creation-date>
    <dc:date>2021-04-11T18:51:00Z</dc:date>
    <meta:print-date>2021-03-23T16:48:00Z</meta:print-date>
    <meta:template xlink:href="Normal.dotm" xlink:type="simple"/>
    <meta:editing-cycles>2</meta:editing-cycles>
    <meta:editing-duration>PT180S</meta:editing-duration>
    <meta:document-statistic meta:page-count="13" meta:paragraph-count="20" meta:word-count="1511" meta:character-count="10109" meta:row-count="71" meta:non-whitespace-character-count="8618"/>
  </office:meta>
</office:document-meta>
</file>